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.3131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.5631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Calibri" style:font-name-asian="Arial" style:font-name-complex="Arial" fo:font-weight="bold" style:font-weight-asian="bold" fo:font-size="8pt" style:font-size-asian="8pt"/>
    </style:style>
    <style:style style:name="T3" style:parent-style-name="Domyślnaczcionkaakapitu" style:family="text">
      <style:text-properties style:font-name="Calibri" style:font-name-asian="Arial" style:font-name-complex="Arial" fo:font-weight="bold" style:font-weight-asian="bold" fo:font-size="8pt" style:font-size-asian="8pt"/>
    </style:style>
    <style:style style:name="T4" style:parent-style-name="Domyślnaczcionkaakapitu" style:family="text">
      <style:text-properties style:font-name="Calibri" style:font-name-asian="Arial" style:font-name-complex="Arial" fo:font-weight="bold" style:font-weight-asian="bold" fo:font-size="8pt" style:font-size-asian="8pt"/>
    </style:style>
    <style:style style:name="P5" style:parent-style-name="Normalny" style:family="paragraph">
      <style:text-properties style:font-name="Calibri"/>
    </style:style>
    <style:style style:name="T6" style:parent-style-name="Domyślnaczcionkaakapitu" style:family="text">
      <style:text-properties style:font-name="Calibri" style:font-name-asian="Arial" style:font-name-complex="Arial" fo:font-weight="bold" style:font-weight-asian="bold" fo:font-size="8pt" style:font-size-asian="8pt"/>
    </style:style>
    <style:style style:name="T7" style:parent-style-name="Domyślnaczcionkaakapitu" style:family="text">
      <style:text-properties style:font-name="Calibri" style:font-name-asian="Arial" style:font-name-complex="Arial" fo:font-weight="bold" style:font-weight-asian="bold" fo:font-size="8pt" style:font-size-asian="8pt"/>
    </style:style>
    <style:style style:name="T8" style:parent-style-name="Domyślnaczcionkaakapitu" style:family="text">
      <style:text-properties style:font-name="Calibri" style:font-name-asian="Arial" style:font-name-complex="Arial" fo:font-weight="bold" style:font-weight-asian="bold" fo:font-size="8pt" style:font-size-asian="8pt"/>
    </style:style>
    <style:style style:name="T9" style:parent-style-name="Domyślnaczcionkaakapitu" style:family="text">
      <style:text-properties style:font-name="Calibri" style:font-name-asian="Arial" style:font-name-complex="Arial" fo:font-weight="bold" style:font-weight-asian="bold" fo:font-size="8pt" style:font-size-asian="8pt"/>
    </style:style>
    <style:style style:name="T10" style:parent-style-name="Domyślnaczcionkaakapitu" style:family="text">
      <style:text-properties style:font-name="Calibri" style:font-name-asian="Arial" style:font-name-complex="Arial" fo:font-weight="bold" style:font-weight-asian="bold" fo:font-size="8pt" style:font-size-asian="8pt"/>
    </style:style>
    <style:style style:name="T11" style:parent-style-name="Domyślnaczcionkaakapitu" style:family="text">
      <style:text-properties style:font-name="Calibri" style:font-name-asian="Arial" style:font-name-complex="Arial" fo:font-weight="bold" style:font-weight-asian="bold" fo:font-size="8pt" style:font-size-asian="8pt"/>
    </style:style>
    <style:style style:name="P12" style:parent-style-name="Normalny" style:family="paragraph">
      <style:paragraph-properties fo:margin-bottom="0.1388in" fo:line-height="115%"/>
      <style:text-properties style:font-name="Calibri" fo:font-size="9pt" style:font-size-asian="9pt"/>
    </style:style>
    <style:style style:name="P13" style:parent-style-name="Normalny" style:family="paragraph">
      <style:paragraph-properties fo:margin-bottom="0.1388in" fo:line-height="115%"/>
    </style:style>
    <style:style style:name="T14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15" style:parent-style-name="Normalny" style:family="paragraph">
      <style:paragraph-properties fo:text-align="justify" fo:margin-bottom="0.1388in" fo:line-height="115%"/>
    </style:style>
    <style:style style:name="T16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17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18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19" style:parent-style-name="Normalny" style:family="paragraph">
      <style:paragraph-properties fo:margin-bottom="0.1388in" fo:line-height="115%"/>
    </style:style>
    <style:style style:name="T20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2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22" style:parent-style-name="Domyślnaczcionkaakapitu" style:family="text">
      <style:text-properties style:font-name="Calibri" style:font-name-asian="Calibri" style:font-name-complex="Calibri" fo:font-weight="bold" style:font-weight-asian="bold" fo:font-style="italic" style:font-style-asian="italic" fo:font-size="9pt" style:font-size-asian="9pt"/>
    </style:style>
    <style:style style:name="T23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24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25" style:parent-style-name="Domyślnaczcionkaakapitu" style:family="text">
      <style:text-properties style:font-name="Calibri" style:font-name-asian="Calibri" style:font-name-complex="Calibri" fo:font-weight="bold" style:font-weight-asian="bold" fo:font-size="9pt" style:font-size-asian="9pt"/>
    </style:style>
    <style:style style:name="T26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27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28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29" style:parent-style-name="Domyślnaczcionkaakapitu" style:family="text">
      <style:text-properties style:font-name="Calibri" style:font-name-asian="Calibri" style:font-name-complex="Calibri" fo:font-weight="bold" style:font-weight-asian="bold" fo:font-style="italic" style:font-style-asian="italic" fo:font-size="9pt" style:font-size-asian="9pt"/>
    </style:style>
    <style:style style:name="T30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3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32" style:parent-style-name="Domyślnaczcionkaakapitu" style:family="text">
      <style:text-properties style:font-name="Calibri" style:font-name-asian="Calibri" style:font-name-complex="Calibri" fo:font-weight="bold" style:font-weight-asian="bold" fo:font-style="italic" style:font-style-asian="italic" fo:font-size="9pt" style:font-size-asian="9pt"/>
    </style:style>
    <style:style style:name="T33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34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35" style:parent-style-name="Domyślnaczcionkaakapitu" style:family="text">
      <style:text-properties style:font-name="Calibri" style:font-name-asian="Calibri" style:font-name-complex="Calibri" fo:font-weight="bold" style:font-weight-asian="bold" fo:font-style="italic" style:font-style-asian="italic" fo:font-size="9pt" style:font-size-asian="9pt"/>
    </style:style>
    <style:style style:name="T36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37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38" style:parent-style-name="Domyślnaczcionkaakapitu" style:family="text">
      <style:text-properties style:font-name="Calibri" style:font-name-asian="Calibri" style:font-name-complex="Calibri" fo:font-weight="bold" style:font-weight-asian="bold" fo:font-style="italic" style:font-style-asian="italic" fo:font-size="9pt" style:font-size-asian="9pt"/>
    </style:style>
    <style:style style:name="T39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40" style:parent-style-name="Normalny" style:family="paragraph">
      <style:paragraph-properties fo:margin-bottom="0.1388in" fo:line-height="115%"/>
      <style:text-properties style:font-name="Calibri" fo:font-size="9pt" style:font-size-asian="9pt"/>
    </style:style>
    <style:style style:name="P41" style:parent-style-name="Normalny" style:family="paragraph">
      <style:paragraph-properties fo:margin-bottom="0.1388in" fo:line-height="115%"/>
    </style:style>
    <style:style style:name="T42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43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44" style:parent-style-name="Normalny" style:list-style-name="LFO1" style:family="paragraph">
      <style:paragraph-properties fo:margin-bottom="0.1388in" fo:line-height="115%"/>
    </style:style>
    <style:style style:name="T45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46" style:parent-style-name="Normalny" style:family="paragraph">
      <style:paragraph-properties fo:margin-bottom="0.1388in" fo:line-height="115%" fo:margin-left="0.25in">
        <style:tab-stops/>
      </style:paragraph-properties>
    </style:style>
    <style:style style:name="T47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48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49" style:parent-style-name="Normalny" style:list-style-name="LFO2" style:family="paragraph">
      <style:paragraph-properties fo:margin-bottom="0.1388in" fo:line-height="115%"/>
    </style:style>
    <style:style style:name="T50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5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52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53" style:parent-style-name="Normalny" style:family="paragraph">
      <style:paragraph-properties fo:margin-left="0.5in">
        <style:tab-stops/>
      </style:paragraph-properties>
    </style:style>
    <style:style style:name="T54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55" style:parent-style-name="Normalny" style:family="paragraph">
      <style:paragraph-properties fo:margin-left="0.5in">
        <style:tab-stops/>
      </style:paragraph-properties>
    </style:style>
    <style:style style:name="T56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57" style:parent-style-name="Normalny" style:family="paragraph">
      <style:paragraph-properties fo:margin-left="0.5in">
        <style:tab-stops/>
      </style:paragraph-properties>
    </style:style>
    <style:style style:name="T58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59" style:parent-style-name="Normalny" style:family="paragraph">
      <style:paragraph-properties fo:margin-left="0.5in">
        <style:tab-stops/>
      </style:paragraph-properties>
    </style:style>
    <style:style style:name="T60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61" style:parent-style-name="Normalny" style:family="paragraph">
      <style:paragraph-properties fo:margin-left="0.5in">
        <style:tab-stops/>
      </style:paragraph-properties>
    </style:style>
    <style:style style:name="T62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63" style:parent-style-name="Normalny" style:family="paragraph">
      <style:paragraph-properties fo:margin-left="0.5in">
        <style:tab-stops/>
      </style:paragraph-properties>
    </style:style>
    <style:style style:name="T64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65" style:parent-style-name="Normalny" style:family="paragraph">
      <style:paragraph-properties fo:margin-left="0.5in">
        <style:tab-stops/>
      </style:paragraph-properties>
    </style:style>
    <style:style style:name="T66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T67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68" style:parent-style-name="Normalny" style:family="paragraph">
      <style:paragraph-properties fo:margin-left="0.5in">
        <style:tab-stops/>
      </style:paragraph-properties>
    </style:style>
    <style:style style:name="T69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70" style:parent-style-name="Normalny" style:family="paragraph">
      <style:paragraph-properties fo:margin-left="0.5in">
        <style:tab-stops/>
      </style:paragraph-properties>
    </style:style>
    <style:style style:name="T71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72" style:parent-style-name="Normalny" style:family="paragraph">
      <style:paragraph-properties fo:margin-left="0.5in">
        <style:tab-stops/>
      </style:paragraph-properties>
    </style:style>
    <style:style style:name="T73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T74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75" style:parent-style-name="Normalny" style:family="paragraph">
      <style:paragraph-properties fo:margin-left="0.5in">
        <style:tab-stops/>
      </style:paragraph-properties>
    </style:style>
    <style:style style:name="T76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P77" style:parent-style-name="Normalny" style:family="paragraph">
      <style:paragraph-properties fo:margin-left="0.5in">
        <style:tab-stops/>
      </style:paragraph-properties>
    </style:style>
    <style:style style:name="T78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P79" style:parent-style-name="Normalny" style:family="paragraph">
      <style:paragraph-properties fo:margin-left="0.5in">
        <style:tab-stops/>
      </style:paragraph-properties>
    </style:style>
    <style:style style:name="T80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T81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P82" style:parent-style-name="Normalny" style:family="paragraph">
      <style:paragraph-properties fo:margin-left="0.5in">
        <style:tab-stops/>
      </style:paragraph-properties>
    </style:style>
    <style:style style:name="T83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P84" style:parent-style-name="Normalny" style:family="paragraph">
      <style:paragraph-properties fo:margin-left="0.5in">
        <style:tab-stops/>
      </style:paragraph-properties>
    </style:style>
    <style:style style:name="T85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P86" style:parent-style-name="Normalny" style:family="paragraph">
      <style:paragraph-properties fo:margin-left="0.5in">
        <style:tab-stops/>
      </style:paragraph-properties>
    </style:style>
    <style:style style:name="T87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88" style:parent-style-name="Normalny" style:family="paragraph">
      <style:paragraph-properties fo:margin-left="0.5in">
        <style:tab-stops/>
      </style:paragraph-properties>
    </style:style>
    <style:style style:name="T89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T90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T91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92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T93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94" style:parent-style-name="Domyślnaczcionkaakapitu" style:family="text">
      <style:text-properties style:font-name="Calibri" style:font-name-asian="Liberation Serif" style:font-name-complex="Liberation Serif" fo:font-size="10pt" style:font-size-asian="10pt" fo:language="en" fo:country="US"/>
    </style:style>
    <style:style style:name="P95" style:parent-style-name="Normalny" style:family="paragraph">
      <style:paragraph-properties fo:margin-bottom="0.0833in"/>
      <style:text-properties style:font-name="Calibri" fo:font-size="9pt" style:font-size-asian="9pt" fo:language="en" fo:country="US"/>
    </style:style>
    <style:style style:name="P96" style:parent-style-name="Normalny" style:family="paragraph">
      <style:paragraph-properties fo:margin-bottom="0.0833in"/>
    </style:style>
    <style:style style:name="T97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98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99" style:parent-style-name="Normalny" style:family="paragraph">
      <style:paragraph-properties fo:margin-bottom="0.1388in" fo:line-height="115%" fo:margin-left="0.25in">
        <style:tab-stops/>
      </style:paragraph-properties>
      <style:text-properties style:font-name="Calibri" fo:font-size="9pt" style:font-size-asian="9pt"/>
    </style:style>
    <style:style style:name="P100" style:parent-style-name="Normalny" style:list-style-name="LFO3" style:family="paragraph">
      <style:paragraph-properties fo:margin-bottom="0.1388in" fo:line-height="115%"/>
    </style:style>
    <style:style style:name="T10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ableColumn103" style:family="table-column">
      <style:table-column-properties style:column-width="6.668in"/>
    </style:style>
    <style:style style:name="Table102" style:family="table">
      <style:table-properties style:width="6.668in" fo:margin-left="0.75in" table:align="center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T10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0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0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0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1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1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1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13" style:parent-style-name="Normalny" style:family="paragraph">
      <style:text-properties style:font-name="Calibri" fo:font-size="9pt" style:font-size-asian="9pt" fo:language="en" fo:country="US"/>
    </style:style>
    <style:style style:name="T11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15" style:parent-style-name="Normalny" style:family="paragraph">
      <style:text-properties style:font-name="Calibri" fo:font-size="9pt" style:font-size-asian="9pt" fo:language="en" fo:country="US"/>
    </style:style>
    <style:style style:name="T11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17" style:parent-style-name="Normalny" style:family="paragraph">
      <style:text-properties style:font-name="Calibri" fo:font-size="9pt" style:font-size-asian="9pt" fo:language="en" fo:country="US"/>
    </style:style>
    <style:style style:name="T11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1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20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12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12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2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2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25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126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12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2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29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130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13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132" style:parent-style-name="Normalny" style:family="paragraph">
      <style:paragraph-properties fo:margin-bottom="0.1388in" fo:line-height="115%" fo:margin-left="0.75in">
        <style:tab-stops/>
      </style:paragraph-properties>
      <style:text-properties style:font-name="Calibri" fo:font-size="9pt" style:font-size-asian="9pt"/>
    </style:style>
    <style:style style:name="P133" style:parent-style-name="Normalny" style:list-style-name="LFO4" style:family="paragraph">
      <style:paragraph-properties fo:margin-bottom="0.1388in" fo:line-height="115%"/>
    </style:style>
    <style:style style:name="T134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ableColumn136" style:family="table-column">
      <style:table-column-properties style:column-width="6.668in"/>
    </style:style>
    <style:style style:name="Table135" style:family="table">
      <style:table-properties style:width="6.668in" fo:margin-left="0.75in" table:align="center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ny" style:family="paragraph">
      <style:paragraph-properties fo:margin-left="0.0375in">
        <style:tab-stops/>
      </style:paragraph-properties>
    </style:style>
    <style:style style:name="T14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41" style:parent-style-name="Normalny" style:family="paragraph">
      <style:paragraph-properties fo:margin-left="0.0375in">
        <style:tab-stops/>
      </style:paragraph-properties>
    </style:style>
    <style:style style:name="T14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43" style:parent-style-name="Normalny" style:family="paragraph">
      <style:paragraph-properties fo:margin-left="0.0375in">
        <style:tab-stops/>
      </style:paragraph-properties>
    </style:style>
    <style:style style:name="T14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45" style:parent-style-name="Normalny" style:family="paragraph">
      <style:paragraph-properties fo:margin-left="0.0375in">
        <style:tab-stops/>
      </style:paragraph-properties>
    </style:style>
    <style:style style:name="T14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47" style:parent-style-name="Normalny" style:family="paragraph">
      <style:paragraph-properties fo:margin-left="0.0375in">
        <style:tab-stops/>
      </style:paragraph-properties>
    </style:style>
    <style:style style:name="T14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49" style:parent-style-name="Normalny" style:family="paragraph">
      <style:paragraph-properties fo:margin-left="0.0375in">
        <style:tab-stops/>
      </style:paragraph-properties>
    </style:style>
    <style:style style:name="T15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51" style:parent-style-name="Normalny" style:family="paragraph">
      <style:paragraph-properties fo:margin-left="0.0375in">
        <style:tab-stops/>
      </style:paragraph-properties>
    </style:style>
    <style:style style:name="T15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53" style:parent-style-name="Normalny" style:family="paragraph">
      <style:paragraph-properties fo:margin-left="0.0375in">
        <style:tab-stops/>
      </style:paragraph-properties>
      <style:text-properties style:font-name="Calibri" fo:font-size="9pt" style:font-size-asian="9pt" fo:language="en" fo:country="US"/>
    </style:style>
    <style:style style:name="P154" style:parent-style-name="Normalny" style:family="paragraph">
      <style:paragraph-properties fo:margin-left="0.0375in">
        <style:tab-stops/>
      </style:paragraph-properties>
    </style:style>
    <style:style style:name="T15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56" style:parent-style-name="Normalny" style:family="paragraph">
      <style:paragraph-properties fo:margin-left="0.0375in">
        <style:tab-stops/>
      </style:paragraph-properties>
      <style:text-properties style:font-name="Calibri" fo:font-size="9pt" style:font-size-asian="9pt" fo:language="en" fo:country="US"/>
    </style:style>
    <style:style style:name="P157" style:parent-style-name="Normalny" style:family="paragraph">
      <style:paragraph-properties fo:margin-left="0.0375in">
        <style:tab-stops/>
      </style:paragraph-properties>
    </style:style>
    <style:style style:name="T15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59" style:parent-style-name="Normalny" style:family="paragraph">
      <style:paragraph-properties fo:margin-left="0.0375in">
        <style:tab-stops/>
      </style:paragraph-properties>
      <style:text-properties style:font-name="Calibri" fo:font-size="9pt" style:font-size-asian="9pt" fo:language="en" fo:country="US"/>
    </style:style>
    <style:style style:name="P160" style:parent-style-name="Normalny" style:family="paragraph">
      <style:paragraph-properties fo:margin-left="0.0375in">
        <style:tab-stops/>
      </style:paragraph-properties>
    </style:style>
    <style:style style:name="T16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62" style:parent-style-name="Normalny" style:family="paragraph">
      <style:paragraph-properties fo:margin-left="0.0375in">
        <style:tab-stops/>
      </style:paragraph-properties>
    </style:style>
    <style:style style:name="T16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64" style:parent-style-name="Normalny" style:family="paragraph">
      <style:paragraph-properties fo:margin-left="0.0375in">
        <style:tab-stops/>
      </style:paragraph-properties>
    </style:style>
    <style:style style:name="T16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66" style:parent-style-name="Normalny" style:family="paragraph">
      <style:paragraph-properties fo:margin-left="0.0375in">
        <style:tab-stops/>
      </style:paragraph-properties>
    </style:style>
    <style:style style:name="T16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68" style:parent-style-name="Normalny" style:family="paragraph">
      <style:paragraph-properties fo:margin-left="0.0375in">
        <style:tab-stops/>
      </style:paragraph-properties>
    </style:style>
    <style:style style:name="T16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170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171" style:parent-style-name="Normalny" style:family="paragraph">
      <style:paragraph-properties fo:margin-left="0.0375in">
        <style:tab-stops/>
      </style:paragraph-properties>
    </style:style>
    <style:style style:name="T172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17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74" style:parent-style-name="Normalny" style:family="paragraph">
      <style:paragraph-properties fo:margin-left="0.0375in">
        <style:tab-stops/>
      </style:paragraph-properties>
    </style:style>
    <style:style style:name="T17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76" style:parent-style-name="Normalny" style:family="paragraph">
      <style:paragraph-properties fo:margin-left="0.0375in">
        <style:tab-stops/>
      </style:paragraph-properties>
      <style:text-properties style:font-name="Calibri" fo:font-size="9pt" style:font-size-asian="9pt" fo:language="en" fo:country="US"/>
    </style:style>
    <style:style style:name="P177" style:parent-style-name="Normalny" style:family="paragraph">
      <style:paragraph-properties fo:margin-left="0.0375in">
        <style:tab-stops/>
      </style:paragraph-properties>
    </style:style>
    <style:style style:name="T17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179" style:parent-style-name="Normalny" style:family="paragraph">
      <style:paragraph-properties fo:margin-left="0.0375in">
        <style:tab-stops/>
      </style:paragraph-properties>
    </style:style>
    <style:style style:name="T180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181" style:parent-style-name="Normalny" style:family="paragraph">
      <style:paragraph-properties fo:margin-bottom="0.1388in" fo:line-height="115%" fo:margin-left="0.75in">
        <style:tab-stops/>
      </style:paragraph-properties>
      <style:text-properties style:font-name="Calibri" fo:font-size="9pt" style:font-size-asian="9pt"/>
    </style:style>
    <style:style style:name="P182" style:parent-style-name="Normalny" style:family="paragraph">
      <style:paragraph-properties fo:margin-left="0.75in">
        <style:tab-stops/>
      </style:paragraph-properties>
      <style:text-properties style:font-name="Calibri" fo:font-size="9pt" style:font-size-asian="9pt"/>
    </style:style>
    <style:style style:name="P183" style:parent-style-name="Normalny" style:list-style-name="LFO5" style:family="paragraph"/>
    <style:style style:name="T184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185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186" style:parent-style-name="Normalny" style:family="paragraph">
      <style:paragraph-properties fo:margin-left="0.3131in">
        <style:tab-stops/>
      </style:paragraph-properties>
      <style:text-properties style:font-name="Calibri" fo:font-size="9pt" style:font-size-asian="9pt"/>
    </style:style>
    <style:style style:name="P187" style:parent-style-name="Normalny" style:family="paragraph">
      <style:paragraph-properties fo:margin-left="0.3131in">
        <style:tab-stops/>
      </style:paragraph-properties>
    </style:style>
    <style:style style:name="T188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189" style:parent-style-name="Normalny" style:family="paragraph">
      <style:paragraph-properties fo:margin-bottom="0.0833in"/>
    </style:style>
    <style:style style:name="T190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191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192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P193" style:parent-style-name="Normalny" style:family="paragraph">
      <style:paragraph-properties fo:margin-bottom="0.0833in"/>
    </style:style>
    <style:style style:name="T194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195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196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P197" style:parent-style-name="Normalny" style:family="paragraph">
      <style:paragraph-properties fo:margin-bottom="0.0833in"/>
    </style:style>
    <style:style style:name="T198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199" style:parent-style-name="Normalny" style:family="paragraph">
      <style:paragraph-properties fo:margin-bottom="0.0833in"/>
    </style:style>
    <style:style style:name="T200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201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202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P203" style:parent-style-name="Normalny" style:family="paragraph">
      <style:paragraph-properties fo:margin-bottom="0.0833in"/>
    </style:style>
    <style:style style:name="T204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205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206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P207" style:parent-style-name="Normalny" style:family="paragraph">
      <style:paragraph-properties fo:margin-bottom="0.0833in"/>
      <style:text-properties style:font-name="Calibri" fo:font-size="9pt" style:font-size-asian="9pt"/>
    </style:style>
    <style:style style:name="P208" style:parent-style-name="Normalny" style:family="paragraph">
      <style:paragraph-properties fo:margin-bottom="0.0833in"/>
    </style:style>
    <style:style style:name="T209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210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T211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P212" style:parent-style-name="Normalny" style:list-style-name="LFO6" style:family="paragraph">
      <style:paragraph-properties fo:margin-bottom="0.0833in"/>
    </style:style>
    <style:style style:name="T213" style:parent-style-name="Domyślnaczcionkaakapitu" style:family="text">
      <style:text-properties style:font-name="Calibri" style:font-name-asian="Liberation Serif" style:font-name-complex="Liberation Serif" fo:font-size="10pt" style:font-size-asian="10pt"/>
    </style:style>
    <style:style style:name="T214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215" style:parent-style-name="Normalny" style:list-style-name="LFO6" style:family="paragraph">
      <style:paragraph-properties fo:margin-bottom="0.0833in"/>
    </style:style>
    <style:style style:name="T216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217" style:parent-style-name="Normalny" style:list-style-name="LFO6" style:family="paragraph">
      <style:paragraph-properties fo:margin-bottom="0.0833in"/>
    </style:style>
    <style:style style:name="T218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219" style:parent-style-name="Normalny" style:list-style-name="LFO6" style:family="paragraph">
      <style:paragraph-properties fo:margin-bottom="0.0833in"/>
    </style:style>
    <style:style style:name="T220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221" style:parent-style-name="Normalny" style:family="paragraph">
      <style:paragraph-properties fo:margin-bottom="0.0833in" fo:margin-left="0.25in">
        <style:tab-stops/>
      </style:paragraph-properties>
      <style:text-properties style:font-name="Calibri" fo:font-size="9pt" style:font-size-asian="9pt"/>
    </style:style>
    <style:style style:name="P222" style:parent-style-name="Normalny" style:family="paragraph">
      <style:paragraph-properties fo:text-align="justify" fo:margin-bottom="0.0833in" fo:margin-left="0.25in">
        <style:tab-stops/>
      </style:paragraph-properties>
    </style:style>
    <style:style style:name="T223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224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225" style:parent-style-name="Normalny" style:family="paragraph">
      <style:paragraph-properties fo:margin-bottom="0.0833in"/>
    </style:style>
    <style:style style:name="T226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227" style:parent-style-name="Normalny" style:list-style-name="LFO7" style:family="paragraph">
      <style:paragraph-properties fo:margin-bottom="0.0833in"/>
    </style:style>
    <style:style style:name="T228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229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ableColumn231" style:family="table-column">
      <style:table-column-properties style:column-width="6.668in"/>
    </style:style>
    <style:style style:name="Table230" style:family="table">
      <style:table-properties style:width="6.668in" fo:margin-left="0.75in" table:align="center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Normalny" style:family="paragraph">
      <style:paragraph-properties fo:margin-left="0.0375in">
        <style:tab-stops/>
      </style:paragraph-properties>
    </style:style>
    <style:style style:name="T235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36" style:parent-style-name="Normalny" style:family="paragraph">
      <style:paragraph-properties fo:margin-left="0.0375in">
        <style:tab-stops/>
      </style:paragraph-properties>
    </style:style>
    <style:style style:name="T237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38" style:parent-style-name="Normalny" style:family="paragraph">
      <style:paragraph-properties fo:margin-left="0.0375in">
        <style:tab-stops/>
      </style:paragraph-properties>
    </style:style>
    <style:style style:name="T239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40" style:parent-style-name="Normalny" style:family="paragraph">
      <style:paragraph-properties fo:margin-left="0.0375in">
        <style:tab-stops/>
      </style:paragraph-properties>
    </style:style>
    <style:style style:name="T241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42" style:parent-style-name="Normalny" style:family="paragraph">
      <style:paragraph-properties fo:margin-left="0.0375in">
        <style:tab-stops/>
      </style:paragraph-properties>
    </style:style>
    <style:style style:name="T243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44" style:parent-style-name="Normalny" style:family="paragraph">
      <style:paragraph-properties fo:margin-left="0.0375in">
        <style:tab-stops/>
      </style:paragraph-properties>
    </style:style>
    <style:style style:name="T245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46" style:parent-style-name="Normalny" style:family="paragraph">
      <style:paragraph-properties fo:margin-left="0.0375in">
        <style:tab-stops/>
      </style:paragraph-properties>
    </style:style>
    <style:style style:name="T247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48" style:parent-style-name="Normalny" style:family="paragraph">
      <style:paragraph-properties fo:margin-left="0.0375in">
        <style:tab-stops/>
      </style:paragraph-properties>
      <style:text-properties style:font-name="Calibri" fo:font-size="9pt" style:font-size-asian="9pt" fo:language="en" fo:country="US"/>
    </style:style>
    <style:style style:name="P249" style:parent-style-name="Normalny" style:family="paragraph">
      <style:paragraph-properties fo:margin-left="0.0375in">
        <style:tab-stops/>
      </style:paragraph-properties>
    </style:style>
    <style:style style:name="T250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51" style:parent-style-name="Normalny" style:family="paragraph">
      <style:paragraph-properties fo:margin-left="0.0375in">
        <style:tab-stops/>
      </style:paragraph-properties>
    </style:style>
    <style:style style:name="T252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253" style:parent-style-name="Normalny" style:family="paragraph">
      <style:paragraph-properties fo:margin-left="0.0375in">
        <style:tab-stops/>
      </style:paragraph-properties>
    </style:style>
    <style:style style:name="T254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55" style:parent-style-name="Normalny" style:family="paragraph">
      <style:paragraph-properties fo:margin-left="0.0375in">
        <style:tab-stops/>
      </style:paragraph-properties>
      <style:text-properties style:font-name="Calibri" fo:font-size="9pt" style:font-size-asian="9pt" fo:language="en" fo:country="US"/>
    </style:style>
    <style:style style:name="P256" style:parent-style-name="Normalny" style:family="paragraph">
      <style:paragraph-properties fo:margin-left="0.0375in">
        <style:tab-stops/>
      </style:paragraph-properties>
    </style:style>
    <style:style style:name="T257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58" style:parent-style-name="Normalny" style:family="paragraph">
      <style:paragraph-properties fo:margin-left="0.0375in">
        <style:tab-stops/>
      </style:paragraph-properties>
      <style:text-properties style:font-name="Calibri" fo:font-size="9pt" style:font-size-asian="9pt" fo:language="en" fo:country="US"/>
    </style:style>
    <style:style style:name="P259" style:parent-style-name="Normalny" style:family="paragraph">
      <style:paragraph-properties fo:margin-left="0.0375in">
        <style:tab-stops/>
      </style:paragraph-properties>
    </style:style>
    <style:style style:name="T260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61" style:parent-style-name="Normalny" style:family="paragraph">
      <style:paragraph-properties fo:margin-left="0.0375in">
        <style:tab-stops/>
      </style:paragraph-properties>
    </style:style>
    <style:style style:name="T262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63" style:parent-style-name="Normalny" style:family="paragraph">
      <style:paragraph-properties fo:margin-left="0.0375in">
        <style:tab-stops/>
      </style:paragraph-properties>
    </style:style>
    <style:style style:name="T264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265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66" style:parent-style-name="Normalny" style:family="paragraph">
      <style:paragraph-properties fo:margin-left="0.0375in">
        <style:tab-stops/>
      </style:paragraph-properties>
    </style:style>
    <style:style style:name="T267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68" style:parent-style-name="Normalny" style:family="paragraph">
      <style:paragraph-properties fo:margin-left="0.0375in">
        <style:tab-stops/>
      </style:paragraph-properties>
    </style:style>
    <style:style style:name="T269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270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271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272" style:parent-style-name="Normalny" style:family="paragraph">
      <style:paragraph-properties fo:margin-left="0.0375in">
        <style:tab-stops/>
      </style:paragraph-properties>
    </style:style>
    <style:style style:name="T273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274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75" style:parent-style-name="Normalny" style:family="paragraph">
      <style:paragraph-properties fo:margin-left="0.0375in">
        <style:tab-stops/>
      </style:paragraph-properties>
    </style:style>
    <style:style style:name="T276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277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278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279" style:parent-style-name="Normalny" style:family="paragraph">
      <style:paragraph-properties fo:margin-left="0.0375in">
        <style:tab-stops/>
      </style:paragraph-properties>
    </style:style>
    <style:style style:name="T280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281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82" style:parent-style-name="Normalny" style:family="paragraph">
      <style:paragraph-properties fo:margin-left="0.0375in">
        <style:tab-stops/>
      </style:paragraph-properties>
    </style:style>
    <style:style style:name="T283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84" style:parent-style-name="Normalny" style:family="paragraph">
      <style:paragraph-properties fo:margin-bottom="0.0833in" fo:margin-left="0.75in">
        <style:tab-stops/>
      </style:paragraph-properties>
      <style:text-properties style:font-name="Calibri" fo:font-size="9pt" style:font-size-asian="9pt"/>
    </style:style>
    <style:style style:name="TableColumn286" style:family="table-column">
      <style:table-column-properties style:column-width="6.668in"/>
    </style:style>
    <style:style style:name="Table285" style:family="table">
      <style:table-properties style:width="6.668in" fo:margin-left="0.75in" table:align="center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T289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290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291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292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293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294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295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96" style:parent-style-name="Normalny" style:family="paragraph">
      <style:text-properties style:font-name="Calibri" fo:font-size="9pt" style:font-size-asian="9pt" fo:language="en" fo:country="US"/>
    </style:style>
    <style:style style:name="T297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298" style:parent-style-name="Normalny" style:family="paragraph">
      <style:text-properties style:font-name="Calibri" fo:font-size="9pt" style:font-size-asian="9pt" fo:language="en" fo:country="US"/>
    </style:style>
    <style:style style:name="T299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300" style:parent-style-name="Normalny" style:family="paragraph">
      <style:text-properties style:font-name="Calibri" fo:font-size="9pt" style:font-size-asian="9pt" fo:language="en" fo:country="US"/>
    </style:style>
    <style:style style:name="T301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302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303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304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305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306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307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308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309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310" style:parent-style-name="Normalny" style:family="paragraph">
      <style:text-properties style:font-name="Calibri" fo:font-size="9pt" style:font-size-asian="9pt" fo:language="en" fo:country="US"/>
    </style:style>
    <style:style style:name="T311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P312" style:parent-style-name="Normalny" style:family="paragraph">
      <style:text-properties style:font-name="Calibri" fo:font-size="9pt" style:font-size-asian="9pt" fo:language="en" fo:country="US"/>
    </style:style>
    <style:style style:name="T313" style:parent-style-name="Domyślnaczcionkaakapitu" style:family="text">
      <style:text-properties style:font-name="Calibri" style:font-name-asian="Calibri" style:font-name-complex="Calibri" fo:font-size="10pt" style:font-size-asian="10pt" fo:language="en" fo:country="US"/>
    </style:style>
    <style:style style:name="T314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T315" style:parent-style-name="Domyślnaczcionkaakapitu" style:family="text">
      <style:text-properties style:font-name="Calibri" style:font-name-asian="Calibri" style:font-name-complex="Calibri" fo:font-size="10pt" style:font-size-asian="10pt"/>
    </style:style>
    <style:style style:name="P316" style:parent-style-name="Normalny" style:family="paragraph">
      <style:paragraph-properties fo:margin-bottom="0.0833in"/>
      <style:text-properties style:font-name="Calibri" fo:font-size="9pt" style:font-size-asian="9pt" fo:language="en" fo:country="US"/>
    </style:style>
    <style:style style:name="P317" style:parent-style-name="Normalny" style:family="paragraph">
      <style:paragraph-properties fo:margin-left="0.3131in">
        <style:tab-stops/>
      </style:paragraph-properties>
      <style:text-properties style:font-name="Calibri" fo:font-size="9pt" style:font-size-asian="9pt"/>
    </style:style>
    <style:style style:name="T318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319" style:parent-style-name="Normalny" style:list-style-name="LFO8" style:family="paragraph">
      <style:paragraph-properties fo:text-align="justify"/>
    </style:style>
    <style:style style:name="T320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321" style:parent-style-name="Normalny" style:list-style-name="LFO8" style:family="paragraph">
      <style:paragraph-properties fo:text-align="justify"/>
    </style:style>
    <style:style style:name="T322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323" style:parent-style-name="Normalny" style:list-style-name="LFO8" style:family="paragraph">
      <style:paragraph-properties fo:text-align="justify"/>
    </style:style>
    <style:style style:name="T324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325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326" style:parent-style-name="Normalny" style:list-style-name="LFO8" style:family="paragraph">
      <style:paragraph-properties fo:text-align="justify"/>
    </style:style>
    <style:style style:name="T327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328" style:parent-style-name="Normalny" style:list-style-name="LFO8" style:family="paragraph">
      <style:paragraph-properties fo:text-align="justify"/>
    </style:style>
    <style:style style:name="T329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330" style:parent-style-name="Normalny" style:list-style-name="LFO8" style:family="paragraph">
      <style:paragraph-properties fo:text-align="justify"/>
    </style:style>
    <style:style style:name="T33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332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333" style:parent-style-name="Normalny" style:list-style-name="LFO8" style:family="paragraph">
      <style:paragraph-properties fo:text-align="justify"/>
    </style:style>
    <style:style style:name="T334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335" style:parent-style-name="Normalny" style:family="paragraph">
      <style:paragraph-properties fo:text-align="justify" fo:margin-left="0.5631in">
        <style:tab-stops/>
      </style:paragraph-properties>
      <style:text-properties style:font-name="Calibri" style:font-name-asian="Calibri" style:font-name-complex="Calibri" fo:font-size="9pt" style:font-size-asian="9pt"/>
    </style:style>
    <style:style style:name="TableColumn337" style:family="table-column">
      <style:table-column-properties style:column-width="6.4347in"/>
    </style:style>
    <style:style style:name="Table336" style:family="table">
      <style:table-properties style:width="6.4347in" fo:margin-left="0.9833in" table:align="center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T34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4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4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4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4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4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4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347" style:parent-style-name="Normalny" style:family="paragraph">
      <style:text-properties style:font-name="Calibri" fo:font-size="9pt" style:font-size-asian="9pt" fo:language="en" fo:country="US"/>
    </style:style>
    <style:style style:name="T34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4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5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351" style:parent-style-name="Normalny" style:family="paragraph">
      <style:text-properties style:font-name="Calibri" fo:font-size="9pt" style:font-size-asian="9pt" fo:language="en" fo:country="US"/>
    </style:style>
    <style:style style:name="T35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5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354" style:parent-style-name="Normalny" style:family="paragraph">
      <style:text-properties style:font-name="Calibri" fo:font-size="9pt" style:font-size-asian="9pt" fo:language="en" fo:country="US"/>
    </style:style>
    <style:style style:name="T35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5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5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5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5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6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6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362" style:parent-style-name="Normalny" style:family="paragraph">
      <style:text-properties style:font-name="Calibri" fo:font-size="9pt" style:font-size-asian="9pt" fo:language="en" fo:country="US"/>
    </style:style>
    <style:style style:name="T36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6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6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6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6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6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369" style:parent-style-name="Normalny" style:family="paragraph">
      <style:text-properties style:font-name="Calibri" fo:font-size="9pt" style:font-size-asian="9pt" fo:language="en" fo:country="US"/>
    </style:style>
    <style:style style:name="T37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7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7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7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7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7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7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7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7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7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8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8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8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83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384" style:parent-style-name="Normalny" style:family="paragraph">
      <style:text-properties style:font-name="Calibri" fo:font-size="9pt" style:font-size-asian="9pt"/>
    </style:style>
    <style:style style:name="T385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386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387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38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8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9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9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9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9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9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9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9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9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9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39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0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0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0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0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0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0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0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0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0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0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1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1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1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1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1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1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1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17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418" style:parent-style-name="Normalny" style:family="paragraph">
      <style:text-properties style:font-name="Calibri" fo:font-size="9pt" style:font-size-asian="9pt"/>
    </style:style>
    <style:style style:name="T419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420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42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42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2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2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2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2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2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28" style:parent-style-name="Normalny" style:family="paragraph">
      <style:text-properties style:font-name="Calibri" fo:font-size="9pt" style:font-size-asian="9pt" fo:language="en" fo:country="US"/>
    </style:style>
    <style:style style:name="T42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3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3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3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33" style:parent-style-name="Normalny" style:family="paragraph">
      <style:text-properties style:font-name="Calibri" fo:font-size="9pt" style:font-size-asian="9pt" fo:language="en" fo:country="US"/>
    </style:style>
    <style:style style:name="T43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3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3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3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3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3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4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4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4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43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444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445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446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44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4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4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5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51" style:parent-style-name="Normalny" style:family="paragraph">
      <style:text-properties style:font-name="Calibri" fo:font-size="9pt" style:font-size-asian="9pt" fo:language="en" fo:country="US"/>
    </style:style>
    <style:style style:name="T45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5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45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55" style:parent-style-name="Normalny" style:family="paragraph">
      <style:paragraph-properties fo:text-align="justify"/>
      <style:text-properties style:font-name="Calibri" fo:font-size="9pt" style:font-size-asian="9pt"/>
    </style:style>
    <style:style style:name="P456" style:parent-style-name="Normalny" style:family="paragraph">
      <style:paragraph-properties fo:text-align="justify" fo:margin-left="0.9833in">
        <style:tab-stops/>
      </style:paragraph-properties>
      <style:text-properties style:font-name="Calibri" fo:font-size="9pt" style:font-size-asian="9pt"/>
    </style:style>
    <style:style style:name="TableColumn458" style:family="table-column">
      <style:table-column-properties style:column-width="6.4347in"/>
    </style:style>
    <style:style style:name="Table457" style:family="table">
      <style:table-properties style:width="6.4347in" fo:margin-left="0.9833in" table:align="center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Normalny" style:family="paragraph">
      <style:paragraph-properties fo:margin-left="0.0013in">
        <style:tab-stops/>
      </style:paragraph-properties>
    </style:style>
    <style:style style:name="T46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63" style:parent-style-name="Normalny" style:family="paragraph">
      <style:paragraph-properties fo:margin-left="0.0013in">
        <style:tab-stops/>
      </style:paragraph-properties>
    </style:style>
    <style:style style:name="T46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65" style:parent-style-name="Normalny" style:family="paragraph">
      <style:paragraph-properties fo:margin-left="0.0013in">
        <style:tab-stops/>
      </style:paragraph-properties>
    </style:style>
    <style:style style:name="T46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67" style:parent-style-name="Normalny" style:family="paragraph">
      <style:paragraph-properties fo:margin-left="0.0013in">
        <style:tab-stops/>
      </style:paragraph-properties>
    </style:style>
    <style:style style:name="T46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69" style:parent-style-name="Normalny" style:family="paragraph">
      <style:paragraph-properties fo:margin-left="0.0013in">
        <style:tab-stops/>
      </style:paragraph-properties>
    </style:style>
    <style:style style:name="T47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71" style:parent-style-name="Normalny" style:family="paragraph">
      <style:paragraph-properties fo:margin-left="0.0013in">
        <style:tab-stops/>
      </style:paragraph-properties>
    </style:style>
    <style:style style:name="T47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73" style:parent-style-name="Normalny" style:family="paragraph">
      <style:paragraph-properties fo:margin-left="0.0013in">
        <style:tab-stops/>
      </style:paragraph-properties>
    </style:style>
    <style:style style:name="T47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75" style:parent-style-name="Normalny" style:family="paragraph">
      <style:paragraph-properties fo:margin-left="0.0013in">
        <style:tab-stops/>
      </style:paragraph-properties>
    </style:style>
    <style:style style:name="T47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77" style:parent-style-name="Normalny" style:family="paragraph">
      <style:paragraph-properties fo:margin-left="0.0013in">
        <style:tab-stops/>
      </style:paragraph-properties>
      <style:text-properties style:font-name="Calibri" fo:font-size="9pt" style:font-size-asian="9pt" fo:language="en" fo:country="US"/>
    </style:style>
    <style:style style:name="P478" style:parent-style-name="Normalny" style:family="paragraph">
      <style:paragraph-properties fo:margin-left="0.0013in">
        <style:tab-stops/>
      </style:paragraph-properties>
    </style:style>
    <style:style style:name="T47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80" style:parent-style-name="Normalny" style:family="paragraph">
      <style:paragraph-properties fo:margin-left="0.0013in">
        <style:tab-stops/>
      </style:paragraph-properties>
    </style:style>
    <style:style style:name="T48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82" style:parent-style-name="Normalny" style:family="paragraph">
      <style:paragraph-properties fo:margin-left="0.0013in">
        <style:tab-stops/>
      </style:paragraph-properties>
    </style:style>
    <style:style style:name="T48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84" style:parent-style-name="Normalny" style:family="paragraph">
      <style:paragraph-properties fo:margin-left="0.0013in">
        <style:tab-stops/>
      </style:paragraph-properties>
      <style:text-properties style:font-name="Calibri" fo:font-size="9pt" style:font-size-asian="9pt" fo:language="en" fo:country="US"/>
    </style:style>
    <style:style style:name="P485" style:parent-style-name="Normalny" style:family="paragraph">
      <style:paragraph-properties fo:margin-left="0.0013in">
        <style:tab-stops/>
      </style:paragraph-properties>
    </style:style>
    <style:style style:name="T48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87" style:parent-style-name="Normalny" style:family="paragraph">
      <style:paragraph-properties fo:margin-left="0.0013in">
        <style:tab-stops/>
      </style:paragraph-properties>
    </style:style>
    <style:style style:name="T48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89" style:parent-style-name="Normalny" style:family="paragraph">
      <style:paragraph-properties fo:margin-left="0.0013in">
        <style:tab-stops/>
      </style:paragraph-properties>
      <style:text-properties style:font-name="Calibri" fo:font-size="9pt" style:font-size-asian="9pt" fo:language="en" fo:country="US"/>
    </style:style>
    <style:style style:name="P490" style:parent-style-name="Normalny" style:family="paragraph">
      <style:paragraph-properties fo:margin-left="0.0013in">
        <style:tab-stops/>
      </style:paragraph-properties>
    </style:style>
    <style:style style:name="T49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92" style:parent-style-name="Normalny" style:family="paragraph">
      <style:paragraph-properties fo:margin-left="0.0013in">
        <style:tab-stops/>
      </style:paragraph-properties>
    </style:style>
    <style:style style:name="T49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94" style:parent-style-name="Normalny" style:family="paragraph">
      <style:paragraph-properties fo:margin-left="0.0013in">
        <style:tab-stops/>
      </style:paragraph-properties>
    </style:style>
    <style:style style:name="T49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96" style:parent-style-name="Normalny" style:family="paragraph">
      <style:paragraph-properties fo:margin-left="0.0013in">
        <style:tab-stops/>
      </style:paragraph-properties>
    </style:style>
    <style:style style:name="T49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498" style:parent-style-name="Normalny" style:family="paragraph">
      <style:paragraph-properties fo:margin-left="0.0013in">
        <style:tab-stops/>
      </style:paragraph-properties>
    </style:style>
    <style:style style:name="T49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00" style:parent-style-name="Normalny" style:family="paragraph">
      <style:paragraph-properties fo:margin-left="0.0013in">
        <style:tab-stops/>
      </style:paragraph-properties>
      <style:text-properties style:font-name="Calibri" fo:font-size="9pt" style:font-size-asian="9pt" fo:language="en" fo:country="US"/>
    </style:style>
    <style:style style:name="P501" style:parent-style-name="Normalny" style:family="paragraph">
      <style:paragraph-properties fo:margin-left="0.0013in">
        <style:tab-stops/>
      </style:paragraph-properties>
    </style:style>
    <style:style style:name="T50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03" style:parent-style-name="Normalny" style:family="paragraph">
      <style:paragraph-properties fo:margin-left="0.0013in">
        <style:tab-stops/>
      </style:paragraph-properties>
    </style:style>
    <style:style style:name="T50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05" style:parent-style-name="Normalny" style:family="paragraph">
      <style:paragraph-properties fo:margin-left="0.0013in">
        <style:tab-stops/>
      </style:paragraph-properties>
      <style:text-properties style:font-name="Calibri" fo:font-size="9pt" style:font-size-asian="9pt" fo:language="en" fo:country="US"/>
    </style:style>
    <style:style style:name="P506" style:parent-style-name="Normalny" style:family="paragraph">
      <style:paragraph-properties fo:margin-left="0.0013in">
        <style:tab-stops/>
      </style:paragraph-properties>
    </style:style>
    <style:style style:name="T50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08" style:parent-style-name="Normalny" style:family="paragraph">
      <style:paragraph-properties fo:margin-left="0.0013in">
        <style:tab-stops/>
      </style:paragraph-properties>
    </style:style>
    <style:style style:name="T50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1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11" style:parent-style-name="Normalny" style:family="paragraph">
      <style:paragraph-properties fo:margin-left="0.0013in">
        <style:tab-stops/>
      </style:paragraph-properties>
    </style:style>
    <style:style style:name="T51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13" style:parent-style-name="Normalny" style:family="paragraph">
      <style:paragraph-properties fo:margin-left="0.0013in">
        <style:tab-stops/>
      </style:paragraph-properties>
    </style:style>
    <style:style style:name="T51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1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16" style:parent-style-name="Normalny" style:family="paragraph">
      <style:paragraph-properties fo:margin-left="0.0013in">
        <style:tab-stops/>
      </style:paragraph-properties>
    </style:style>
    <style:style style:name="T51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1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1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20" style:parent-style-name="Normalny" style:family="paragraph">
      <style:paragraph-properties fo:margin-left="0.0013in">
        <style:tab-stops/>
      </style:paragraph-properties>
    </style:style>
    <style:style style:name="T52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2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2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2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25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526" style:parent-style-name="Normalny" style:family="paragraph">
      <style:paragraph-properties fo:margin-left="0.0013in">
        <style:tab-stops/>
      </style:paragraph-properties>
    </style:style>
    <style:style style:name="T527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528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529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530" style:parent-style-name="Normalny" style:family="paragraph">
      <style:paragraph-properties fo:margin-left="0.0013in">
        <style:tab-stops/>
      </style:paragraph-properties>
    </style:style>
    <style:style style:name="T53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532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533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53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35" style:parent-style-name="Normalny" style:family="paragraph">
      <style:paragraph-properties fo:margin-left="0.0013in">
        <style:tab-stops/>
      </style:paragraph-properties>
    </style:style>
    <style:style style:name="T53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3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3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3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40" style:parent-style-name="Normalny" style:family="paragraph">
      <style:paragraph-properties fo:margin-left="0.0013in">
        <style:tab-stops/>
      </style:paragraph-properties>
      <style:text-properties style:font-name="Calibri" fo:font-size="9pt" style:font-size-asian="9pt" fo:language="en" fo:country="US"/>
    </style:style>
    <style:style style:name="P541" style:parent-style-name="Normalny" style:family="paragraph">
      <style:paragraph-properties fo:margin-left="0.0013in">
        <style:tab-stops/>
      </style:paragraph-properties>
    </style:style>
    <style:style style:name="T54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4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4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4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46" style:parent-style-name="Normalny" style:family="paragraph">
      <style:paragraph-properties fo:margin-left="0.0013in">
        <style:tab-stops/>
      </style:paragraph-properties>
    </style:style>
    <style:style style:name="T54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4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4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5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5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52" style:parent-style-name="Normalny" style:family="paragraph">
      <style:paragraph-properties fo:margin-left="0.0013in">
        <style:tab-stops/>
      </style:paragraph-properties>
    </style:style>
    <style:style style:name="T55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5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5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56" style:parent-style-name="Normalny" style:family="paragraph">
      <style:paragraph-properties fo:margin-left="0.0013in">
        <style:tab-stops/>
      </style:paragraph-properties>
    </style:style>
    <style:style style:name="T55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5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59" style:parent-style-name="Normalny" style:family="paragraph">
      <style:paragraph-properties fo:margin-left="0.0013in">
        <style:tab-stops/>
      </style:paragraph-properties>
    </style:style>
    <style:style style:name="T56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6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6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63" style:parent-style-name="Normalny" style:family="paragraph">
      <style:paragraph-properties fo:margin-left="0.0013in">
        <style:tab-stops/>
      </style:paragraph-properties>
    </style:style>
    <style:style style:name="T56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6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6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6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68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569" style:parent-style-name="Normalny" style:family="paragraph">
      <style:paragraph-properties fo:margin-left="0.0013in">
        <style:tab-stops/>
      </style:paragraph-properties>
      <style:text-properties style:font-name="Calibri" fo:font-size="9pt" style:font-size-asian="9pt"/>
    </style:style>
    <style:style style:name="P570" style:parent-style-name="Normalny" style:family="paragraph">
      <style:paragraph-properties fo:margin-left="0.0013in">
        <style:tab-stops/>
      </style:paragraph-properties>
    </style:style>
    <style:style style:name="T57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572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573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57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7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7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77" style:parent-style-name="Normalny" style:family="paragraph">
      <style:paragraph-properties fo:margin-left="0.0013in">
        <style:tab-stops/>
      </style:paragraph-properties>
    </style:style>
    <style:style style:name="T57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7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8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8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82" style:parent-style-name="Normalny" style:family="paragraph">
      <style:paragraph-properties fo:margin-left="0.0013in">
        <style:tab-stops/>
      </style:paragraph-properties>
    </style:style>
    <style:style style:name="T583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8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8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8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87" style:parent-style-name="Normalny" style:family="paragraph">
      <style:paragraph-properties fo:margin-left="0.0013in">
        <style:tab-stops/>
      </style:paragraph-properties>
      <style:text-properties style:font-name="Calibri" fo:font-size="9pt" style:font-size-asian="9pt" fo:language="en" fo:country="US"/>
    </style:style>
    <style:style style:name="P588" style:parent-style-name="Normalny" style:family="paragraph">
      <style:paragraph-properties fo:margin-left="0.0013in">
        <style:tab-stops/>
      </style:paragraph-properties>
    </style:style>
    <style:style style:name="T589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90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91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92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P593" style:parent-style-name="Normalny" style:family="paragraph">
      <style:paragraph-properties fo:margin-left="0.0013in">
        <style:tab-stops/>
      </style:paragraph-properties>
    </style:style>
    <style:style style:name="T594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95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96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97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98" style:parent-style-name="Domyślnaczcionkaakapitu" style:family="text">
      <style:text-properties style:font-name="Calibri" style:font-name-asian="Calibri" style:font-name-complex="Calibri" fo:font-size="9pt" style:font-size-asian="9pt" fo:language="en" fo:country="US"/>
    </style:style>
    <style:style style:name="T599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600" style:parent-style-name="Normalny" style:family="paragraph">
      <style:paragraph-properties fo:margin-left="0.0013in">
        <style:tab-stops/>
      </style:paragraph-properties>
    </style:style>
    <style:style style:name="T60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602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603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604" style:parent-style-name="Normalny" style:family="paragraph">
      <style:paragraph-properties fo:margin-left="0.0013in">
        <style:tab-stops/>
      </style:paragraph-properties>
    </style:style>
    <style:style style:name="T605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606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607" style:parent-style-name="Normalny" style:family="paragraph">
      <style:paragraph-properties fo:margin-left="0.0013in">
        <style:tab-stops/>
      </style:paragraph-properties>
    </style:style>
    <style:style style:name="T608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609" style:parent-style-name="Normalny" style:family="paragraph">
      <style:paragraph-properties fo:margin-left="0.0013in">
        <style:tab-stops/>
      </style:paragraph-properties>
      <style:text-properties style:font-name="Calibri" fo:font-size="9pt" style:font-size-asian="9pt"/>
    </style:style>
    <style:style style:name="P610" style:parent-style-name="Normalny" style:family="paragraph">
      <style:paragraph-properties fo:margin-left="0.0013in">
        <style:tab-stops/>
      </style:paragraph-properties>
    </style:style>
    <style:style style:name="T61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612" style:parent-style-name="Normalny" style:family="paragraph">
      <style:paragraph-properties fo:margin-left="0.0013in">
        <style:tab-stops/>
      </style:paragraph-properties>
    </style:style>
    <style:style style:name="T613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614" style:parent-style-name="Normalny" style:family="paragraph">
      <style:paragraph-properties fo:margin-left="0.0013in">
        <style:tab-stops/>
      </style:paragraph-properties>
    </style:style>
    <style:style style:name="T615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616" style:parent-style-name="Normalny" style:family="paragraph">
      <style:paragraph-properties fo:text-align="justify"/>
      <style:text-properties style:font-name="Calibri" fo:font-size="9pt" style:font-size-asian="9pt"/>
    </style:style>
    <style:style style:name="P617" style:parent-style-name="Normalny" style:family="paragraph">
      <style:text-properties style:font-name="Calibri" fo:font-size="9pt" style:font-size-asian="9pt" fo:language="en" fo:country="US"/>
    </style:style>
    <style:style style:name="P618" style:parent-style-name="Normalny" style:family="paragraph">
      <style:paragraph-properties fo:margin-left="1.0631in">
        <style:tab-stops/>
      </style:paragraph-properties>
      <style:text-properties style:font-name="Calibri" fo:font-size="9pt" style:font-size-asian="9pt"/>
    </style:style>
    <style:style style:name="T619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620" style:parent-style-name="Normalny" style:family="paragraph">
      <style:paragraph-properties fo:text-align="justify" fo:margin-left="0.4895in">
        <style:tab-stops/>
      </style:paragraph-properties>
    </style:style>
    <style:style style:name="T621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622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623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624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T625" style:parent-style-name="Domyślnaczcionkaakapitu" style:family="text">
      <style:text-properties style:font-name="Calibri" style:font-name-asian="Calibri" style:font-name-complex="Calibri" fo:font-size="9pt" style:font-size-asian="9pt"/>
    </style:style>
    <style:style style:name="P626" style:parent-style-name="Normalny" style:family="paragraph">
      <style:paragraph-properties fo:margin-bottom="0.1388in" fo:line-height="115%"/>
      <style:text-properties style:font-name="Calibri" fo:font-size="9pt" style:font-size-asian="9pt"/>
    </style:style>
  </office:automatic-styles>
  <office:body>
    <office:text text:use-soft-page-breaks="true">
      <text:p text:style-name="P1"><text:span text:style-name="T2">Politechnika Świętokrzyska w Kielcach</text:span></text:p>
      <text:p text:style-name="Normalny"><text:span text:style-name="T3">Wydział Elektrotechniki, Automatyki i Informatyki</text:span></text:p>
      <text:p text:style-name="Normalny"><text:span text:style-name="T4">Programowanie Współbieżne</text:span></text:p>
      <text:p text:style-name="P5"/>
      <text:p text:style-name="Normalny"><text:span text:style-name="T6">Temat: Łącza FIFO</text:span></text:p>
      <text:p text:style-name="Normalny"><text:span text:style-name="T7">Autor: Kamil Piec</text:span></text:p>
      <text:p text:style-name="Normalny"><text:span text:style-name="T8">Grupa: 3ID15A</text:span></text:p>
      <text:p text:style-name="Normalny"><text:span text:style-name="T9">Numer laboratorium: 4</text:span><text:span text:style-name="T10"><text:tab/></text:span></text:p>
      <text:p text:style-name="Normalny"><text:span text:style-name="T11">Data wykonania : 09.10.2015</text:span></text:p>
      <text:p text:style-name="P12"/>
      <text:p text:style-name="P13"><text:span text:style-name="T14">1. Wstęp</text:span></text:p>
      <text:p text:style-name="P15"><text:span text:style-name="T16">Kolejki FIFO (łącza nazwane)<text:s/></text:span><text:span text:style-name="T17">służą do komunikacji miedzy procesami opierajacej sie na zasadzie kolejki prostej. Kolejki FIFO, w odroznienu od laczy nienazwanych, umozliwiaja wymiane informacji pomiedzy procesami niespokrewnionymi ze soba. Sa one w budowie i obsludze podobne do systemu</text:span><text:span text:style-name="T18"><text:s/>plikow. Dostep do nich odbywa sie poprzez funkcje systemowe obslugi plikow.</text:span></text:p>
      <text:p text:style-name="P19"><text:span text:style-name="T20">Istnieje piec funkcji systemowych do obslugi kolejek FIFO:</text:span></text:p>
      <text:p text:style-name="Normalny"><text:span text:style-name="T21">-<text:s/></text:span><text:span text:style-name="T22">int mknod(nazwa_lacza, prawa_dostepu | S_IFIFO, 0)</text:span><text:span text:style-name="T23"><text:s/>- tworzy nowe łącza</text:span></text:p>
      <text:p text:style-name="Normalny"><text:span text:style-name="T24">-<text:s/></text:span><text:span text:style-name="T25">int open(char* nazwa_lacza, int flagi)<text:s/></text:span><text:span text:style-name="T26">- otw</text:span><text:span text:style-name="T27">iera łącze</text:span></text:p>
      <text:p text:style-name="Normalny"><text:span text:style-name="T28">-<text:s/></text:span><text:span text:style-name="T29">int write(int fd, char* buf, int count)<text:s/></text:span><text:span text:style-name="T30">- zapisuje dane do łącza</text:span></text:p>
      <text:p text:style-name="Normalny"><text:span text:style-name="T31">-<text:s/></text:span><text:span text:style-name="T32">int read(int fd, char* buf, int count)<text:s/></text:span><text:span text:style-name="T33">- czyta dane z łącza</text:span></text:p>
      <text:p text:style-name="Normalny"><text:span text:style-name="T34">-<text:s/></text:span><text:span text:style-name="T35">int close(int fd)<text:s/></text:span><text:span text:style-name="T36">- zamyka deskryptor zwiazany z łączem</text:span></text:p>
      <text:p text:style-name="Normalny"><text:span text:style-name="T37">-<text:s/></text:span><text:span text:style-name="T38">int unlink(char* nazwa_lacza)<text:s/></text:span><text:span text:style-name="T39">- zamyka łącze</text:span></text:p>
      <text:p text:style-name="P40"/>
      <text:p text:style-name="P41"><text:span text:style-name="T42">2. <text:s/>Na roz</text:span><text:span text:style-name="T43">grzewkę</text:span></text:p>
      <text:list text:style-name="LFO1" text:continue-numbering="true">
        <text:list-item>
          <text:p text:style-name="P44"><text:span text:style-name="T45">Utworzyć przez mknod /tmp/fifo.1 p kolejkę fifo.</text:span></text:p>
        </text:list-item>
      </text:list>
      <text:p text:style-name="P46"><text:span text:style-name="T47"><text:tab/></text:span><text:span text:style-name="T48">80017@st13-lab312:~/Pulpit/lab4$ mknod /tmp/fifo.1 p <text:s text:c="12"/></text:span></text:p>
      <text:list text:style-name="LFO2" text:continue-numbering="true">
        <text:list-item>
          <text:p text:style-name="P49"><text:span text:style-name="T50">Sprawdzić przez ls -la czy plik powstał i jakiego jest typu</text:span></text:p>
        </text:list-item>
      </text:list>
      <text:p text:style-name="Normalny"><text:span text:style-name="T51"><text:tab/></text:span><text:span text:style-name="T52">80017@st13-lab312:/$</text:span></text:p>
      <text:p text:style-name="P53"><text:span text:style-name="T54">80017@st13-lab312:/$ cd tmp</text:span></text:p>
      <text:p text:style-name="P55"><text:span text:style-name="T56">80017@st13-lab312:/tmp$ ls -la</text:span></text:p>
      <text:p text:style-name="P57"><text:span text:style-name="T58">total 68</text:span></text:p>
      <text:p text:style-name="P59"><text:span text:style-name="T60">drwxrwxrwt 11 root <text:s text:c="3"/>root <text:s text:c="15"/>20480 Nov <text:s/>9 16:46 .</text:span></text:p>
      <text:p text:style-name="P61"><text:span text:style-name="T62">drwxr-xr-x 26 root <text:s text:c="3"/>root <text:s text:c="16"/>4096 Oct <text:s/>5 13:05 ..</text:span></text:p>
      <text:p text:style-name="P63"><text:span text:style-name="T64">drwxrwxrwt <text:s/>2 root <text:s text:c="3"/>root <text:s text:c="16"/>4096 Nov <text:s/>9 15:18 .ICE-unix</text:span></text:p>
      <text:p text:style-name="P65"><text:span text:style-name="T66">-r--r--r-- <text:s/>1 root</text:span><text:span text:style-name="T67"><text:s text:c="4"/>root <text:s text:c="18"/>11 Nov <text:s/>9 15:18 .X0-lock</text:span></text:p>
      <text:p text:style-name="P68"><text:span text:style-name="T69">drwxrwxrwt <text:s/>2 root <text:s text:c="3"/>root <text:s text:c="16"/>4096 Nov <text:s/>9 15:18 .X11-unix</text:span></text:p>
      <text:p text:style-name="P70"><text:span text:style-name="T71">srwx------ <text:s/>1 80017 <text:s text:c="2"/>uytkownicy^domeny <text:s text:c="4"/>0 Nov <text:s/>9 15:26 OSL_PIPE_57674115_SingleOfficeIPC_1b65fd843f8e7efa2ba1197691b5c153</text:span></text:p>
      <text:p text:style-name="P72"><text:span text:style-name="T73">drwxrwx</text:span><text:span text:style-name="T74">rwt <text:s/>2 lightdm lightdm <text:s text:c="13"/>4096 Nov <text:s/>9 15:18 at-spi2</text:span></text:p>
      <text:p text:style-name="P75"><text:span text:style-name="T76">prw------- <text:s/>1 80017 <text:s text:c="2"/>uytkownicy^domeny <text:s text:c="4"/>0 Nov <text:s/>9 16:46 fifo.1</text:span></text:p>
      <text:p text:style-name="P77"><text:span text:style-name="T78">drwx------ <text:s/>2 80017 <text:s text:c="2"/>uytkownicy^domeny <text:s/>4096 Nov <text:s/>9 15:18 keyring-paMdVT</text:span></text:p>
      <text:p text:style-name="P79"><text:span text:style-name="T80">-rw------- <text:s/>1 80017 <text:s text:c="2"/>uytkownicy^domeny <text:s/>3971 Nov <text:s/>9 1</text:span><text:span text:style-name="T81">5:19 krb5cc_57674115</text:span></text:p>
      <text:p text:style-name="P82"><text:span text:style-name="T83">drwx------ <text:s/>2 80017 <text:s text:c="2"/>uytkownicy^domeny <text:s/>4096 Nov <text:s/>9 16:12 lus1lhny.tmp</text:span></text:p>
      <text:p text:style-name="P84"><text:span text:style-name="T85">drwx------ <text:s/>2 80017 <text:s text:c="2"/>uytkownicy^domeny <text:s/>4096 Jan <text:s/>1 <text:s/>1970 orbit-80017</text:span></text:p>
      <text:p text:style-name="P86"><text:span text:style-name="T87">drwx------ <text:s/>2 lightdm lightdm <text:s text:c="13"/>4096 Nov <text:s/>9 15:19 pulse-2L9K88eMlGn7</text:span></text:p>
      <text:p text:style-name="P88"><text:span text:style-name="T89">drwx------ <text:s/></text:span><text:span text:style-name="T90">2 root <text:s text:c="3"/>root <text:s text:c="16"/>4096 Nov <text:s/>9 15:18 pulse-PKdhtXMmr18n</text:span></text:p>
      <text:p text:style-name="Normalny"><text:span text:style-name="T91"><text:tab/></text:span><text:span text:style-name="T92">drwx------ <text:s/>2 80017 <text:s text:c="2"/>uytkownicy^domeny <text:s/>4096 Nov <text:s/>9 15:18 ssh-GcypUNPj1883</text:span></text:p>
      <text:p text:style-name="Normalny"><text:span text:style-name="T93"><text:tab/></text:span><text:span text:style-name="T94">-rw------- <text:s/>1 lightdm lightdm <text:s text:c="16"/>0 Nov <text:s/>9 15:18 unity_support_test.0</text:span></text:p>
      <text:p text:style-name="P95"/>
      <text:p text:style-name="P96"><text:span text:style-name="T97"><text:tab/></text:span><text:span text:style-name="T98">Plik powstał, ma typ "p".</text:span></text:p>
      <text:p text:style-name="P99"/>
      <text:list text:style-name="LFO3" text:continue-numbering="true">
        <text:list-item>
          <text:p text:style-name="P100"><text:span text:style-name="T101">Przepisać program który zapisuje do kolejki prosty komunikat</text:span></text:p>
        </text:list-item>
      </text:list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Normalny"><text:span text:style-name="T106">#include &lt;sys/types.h&gt;</text:span></text:p>
            <text:p text:style-name="Normalny"><text:span text:style-name="T107">#include &lt;sys/stat.h&gt;</text:span></text:p>
            <text:p text:style-name="Normalny"><text:span text:style-name="T108">#include &lt;fcntl.h&gt;</text:span></text:p>
            <text:p text:style-name="Normalny"><text:span text:style-name="T109">#include &lt;stdio.h&gt;</text:span></text:p>
            <text:soft-page-break/>
            <text:p text:style-name="Normalny"><text:span text:style-name="T110">#include &lt;string.h&gt;</text:span></text:p>
            <text:p text:style-name="Normalny"><text:span text:style-name="T111">#include &lt;errno.h&gt;</text:span></text:p>
            <text:p text:style-name="Normalny"><text:span text:style-name="T112">#include &lt;sdlib.h&gt;</text:span></text:p>
            <text:p text:style-name="P113"/>
            <text:p text:style-name="Normalny"><text:span text:style-name="T114">extern int errno;</text:span></text:p>
            <text:p text:style-name="P115"/>
            <text:p text:style-name="Normalny"><text:span text:style-name="T116">#define FIFO1 "/tmp/fifo.1"</text:span></text:p>
            <text:p text:style-name="P117"/>
            <text:p text:style-name="Normalny"><text:span text:style-name="T118">int main(){</text:span></text:p>
            <text:p text:style-name="Normalny"><text:span text:style-name="T119"><text:tab/></text:span><text:span text:style-name="T120">char buff[]="ala ma kota a kot ma ale";</text:span></text:p>
            <text:p text:style-name="Normalny"><text:span text:style-name="T121"><text:tab/></text:span><text:span text:style-name="T122">int fifo;</text:span></text:p>
            <text:p text:style-name="Normalny"><text:span text:style-name="T123"><text:tab/>if ((fifo = open(FIFO1, O_WRONLY )) &lt; 0)</text:span></text:p>
            <text:p text:style-name="Normalny"><text:span text:style-name="T124"><text:tab/><text:s text:c="4"/></text:span><text:span text:style-name="T125">perror("nie moze otworzyc fifo1 do pisania");</text:span></text:p>
            <text:p text:style-name="Normalny"><text:span text:style-name="T126"><text:tab/></text:span><text:span text:style-name="T127">if (strlen(buff) != write(fifo,buff,strlen(buff)))</text:span></text:p>
            <text:p text:style-name="Normalny"><text:span text:style-name="T128"><text:tab/><text:s text:c="4"/></text:span><text:span text:style-name="T129">perror("blad zapisu do fifo");</text:span></text:p>
            <text:p text:style-name="Normalny"><text:span text:style-name="T130"><text:tab/>exit(0); <text:s text:c="3"/></text:span></text:p>
            <text:p text:style-name="Normalny"><text:span text:style-name="T131">}</text:span></text:p>
          </table:table-cell>
        </table:table-row>
      </table:table>
      <text:p text:style-name="P132"/>
      <text:list text:style-name="LFO4" text:continue-numbering="true">
        <text:list-item>
          <text:p text:style-name="P133"><text:span text:style-name="T134">Napisać analogiczny program który czyta z kolejki komunikatów</text:span></text:p>
        </text:list-item>
      </text:list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P139"><text:span text:style-name="T140">#include &lt;sys/types.h&gt;</text:span></text:p>
            <text:p text:style-name="P141"><text:span text:style-name="T142">#include &lt;sys/stat.h&gt;</text:span></text:p>
            <text:p text:style-name="P143"><text:span text:style-name="T144">#include &lt;fcntl.h&gt;</text:span></text:p>
            <text:p text:style-name="P145"><text:span text:style-name="T146">#include &lt;stdio.h&gt;</text:span></text:p>
            <text:p text:style-name="P147"><text:span text:style-name="T148">#include &lt;string.h&gt;</text:span></text:p>
            <text:p text:style-name="P149"><text:span text:style-name="T150">#include &lt;errno.h&gt;</text:span></text:p>
            <text:p text:style-name="P151"><text:span text:style-name="T152">#include &lt;stdlib.h&gt;</text:span></text:p>
            <text:p text:style-name="P153"/>
            <text:p text:style-name="P154"><text:span text:style-name="T155">extern int errno;</text:span></text:p>
            <text:p text:style-name="P156"/>
            <text:p text:style-name="P157"><text:span text:style-name="T158">#define FIFO1 "/tmp/fifo.1"</text:span></text:p>
            <text:p text:style-name="P159"/>
            <text:p text:style-name="P160"><text:span text:style-name="T161">int main(){</text:span></text:p>
            <text:p text:style-name="P162"><text:span text:style-name="T163"><text:tab/>char buff[24];</text:span></text:p>
            <text:p text:style-name="P164"><text:span text:style-name="T165"><text:tab/>int fifo;</text:span></text:p>
            <text:p text:style-name="P166"><text:span text:style-name="T167"><text:tab/>if ((fifo = open(FIFO1, O_RDONLY)) &lt; 0)</text:span></text:p>
            <text:p text:style-name="P168"><text:span text:style-name="T169"><text:tab/><text:s text:c="4"/></text:span><text:span text:style-name="T170">perror("nie moze otworzyc fifo1 do czytania");</text:span></text:p>
            <text:p text:style-name="P171"><text:span text:style-name="T172"><text:tab/></text:span><text:span text:style-name="T173">if (read(fifo,buff,strlen(buff)) &gt; 0)</text:span></text:p>
            <text:p text:style-name="P174"><text:span text:style-name="T175"><text:tab/><text:s text:c="4"/>write(1, buff, strlen(buff));</text:span></text:p>
            <text:p text:style-name="P176"/>
            <text:p text:style-name="P177"><text:span text:style-name="T178"><text:tab/>exit(0); <text:s text:c="3"/></text:span></text:p>
            <text:p text:style-name="P179"><text:span text:style-name="T180">}</text:span></text:p>
          </table:table-cell>
        </table:table-row>
      </table:table>
      <text:p text:style-name="P181"/>
      <text:p text:style-name="P182"/>
      <text:list text:style-name="LFO5" text:continue-numbering="true">
        <text:list-item>
          <text:p text:style-name="P183"><text:span text:style-name="T184">Uruchomić program czytający nas</text:span><text:span text:style-name="T185">tępnie piszący a potem na odwrót</text:span></text:p>
        </text:list-item>
      </text:list>
      <text:p text:style-name="P186"/>
      <text:p text:style-name="P187"><text:span text:style-name="T188"><text:tab/>Pierwsza konsola</text:span></text:p>
      <text:p text:style-name="P189"><text:span text:style-name="T190"><text:tab/></text:span><text:span text:style-name="T191"><text:tab/></text:span><text:span text:style-name="T192">80017@st13-lab312:~/Pulpit/lab4$ ./zad22</text:span></text:p>
      <text:p text:style-name="P193"><text:span text:style-name="T194"><text:tab/></text:span><text:span text:style-name="T195"><text:tab/></text:span><text:span text:style-name="T196">80017@st13-lab312:~/Pulpit/lab4$ ./zad21</text:span></text:p>
      <text:p text:style-name="P197"><text:span text:style-name="T198"><text:tab/>Druga konsola</text:span></text:p>
      <text:p text:style-name="P199"><text:span text:style-name="T200"><text:tab/></text:span><text:span text:style-name="T201"><text:tab/></text:span><text:span text:style-name="T202">80017@st13-lab312:~/Pulpit/lab4$ ./zad21</text:span></text:p>
      <text:p text:style-name="P203"><text:span text:style-name="T204"><text:tab/></text:span><text:span text:style-name="T205"><text:tab/></text:span><text:span text:style-name="T206">80017@st13-lab312:~/Pulpit/lab4$ ./zad22</text:span></text:p>
      <text:p text:style-name="P207"/>
      <text:p text:style-name="P208"><text:span text:style-name="T209">3.<text:s/></text:span><text:span text:style-name="T210">Stosowanie<text:s/></text:span><text:span text:style-name="T211">O_NDELAY</text:span></text:p>
      <text:list text:style-name="LFO6" text:continue-numbering="true">
        <text:list-item>
          <text:p text:style-name="P212"><text:span text:style-name="T213">Przy funkcji open zastosowa</text:span><text:span text:style-name="T214">ć flagę O_NDELAY, najpierw przy jednym programie potem przy drugim</text:span></text:p>
        </text:list-item>
        <text:list-item>
          <text:p text:style-name="P215"><text:span text:style-name="T216">Uruchomić pierwszy potem drugi</text:span></text:p>
        </text:list-item>
        <text:list-item>
          <text:p text:style-name="P217"><text:span text:style-name="T218">Uruchomić drugi potem pierwszy</text:span></text:p>
        </text:list-item>
        <text:list-item>
          <text:p text:style-name="P219"><text:span text:style-name="T220">Porównać wyniki. Co daje O_NDELAY?</text:span></text:p>
        </text:list-item>
      </text:list>
      <text:p text:style-name="P221"/>
      <text:soft-page-break/>
      <text:p text:style-name="P222"><text:span text:style-name="T223">Flaga O_NDELAY powoduje że w przypadku gdy kolejka nie<text:s/></text:span><text:span text:style-name="T224">istnieje lub nie ma co czytać z kolejki funkcje się nie blokują czekając np. na pojawienie się danych do odczytania tylko się kończą (z błędem lub nie) i program idzie dalej.</text:span></text:p>
      <text:p text:style-name="P225"><text:span text:style-name="T226">4. Automatyzacja</text:span></text:p>
      <text:list text:style-name="LFO7" text:continue-numbering="true">
        <text:list-item>
          <text:p text:style-name="P227"><text:span text:style-name="T228">Do programu piszącego dodać funkcje tworzące kolejkę fifo a do o</text:span><text:span text:style-name="T229">dbierającego usuwającą ją.</text:span></text:p>
        </text:list-item>
      </text:list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P234"><text:span text:style-name="T235">#include &lt;sys/types.h&gt;</text:span></text:p>
            <text:p text:style-name="P236"><text:span text:style-name="T237">#include &lt;sys/stat.h&gt;</text:span></text:p>
            <text:p text:style-name="P238"><text:span text:style-name="T239">#include &lt;fcntl.h&gt;</text:span></text:p>
            <text:p text:style-name="P240"><text:span text:style-name="T241">#include &lt;stdio.h&gt;</text:span></text:p>
            <text:p text:style-name="P242"><text:span text:style-name="T243">#include &lt;string.h&gt;</text:span></text:p>
            <text:p text:style-name="P244"><text:span text:style-name="T245">#include &lt;errno.h&gt;</text:span></text:p>
            <text:p text:style-name="P246"><text:span text:style-name="T247">#include &lt;stdlib.h&gt;</text:span></text:p>
            <text:p text:style-name="P248"/>
            <text:p text:style-name="P249"><text:span text:style-name="T250">extern int errno;</text:span></text:p>
            <text:p text:style-name="P251"><text:span text:style-name="T252">char buff[]="ala ma kota a kot ma ale";</text:span></text:p>
            <text:p text:style-name="P253"><text:span text:style-name="T254">int fifo, mk;</text:span></text:p>
            <text:p text:style-name="P255"/>
            <text:p text:style-name="P256"><text:span text:style-name="T257">#define FIFO1 "/tmp/fifo.1"</text:span></text:p>
            <text:p text:style-name="P258"/>
            <text:p text:style-name="P259"><text:span text:style-name="T260">int main(){</text:span></text:p>
            <text:p text:style-name="P261"><text:span text:style-name="T262"><text:tab/>if((mk = mknod(FIFO1, 0666 | S_IFIFO, 0)) &lt; 0)</text:span></text:p>
            <text:p text:style-name="P263"><text:span text:style-name="T264"><text:tab/></text:span><text:span text:style-name="T265"><text:tab/>perror("blad tworzenia fifo1");</text:span></text:p>
            <text:p text:style-name="P266"><text:span text:style-name="T267"><text:tab/>if ((fifo = open(FIFO1, O_WRONLY | O_NDELAY)) &lt; 0)</text:span></text:p>
            <text:p text:style-name="P268"><text:span text:style-name="T269"><text:tab/><text:s text:c="4"/></text:span><text:span text:style-name="T270"><text:tab/></text:span><text:span text:style-name="T271">perror("nie moze otworzyc fifo1 do pisania");</text:span></text:p>
            <text:p text:style-name="P272"><text:span text:style-name="T273"><text:tab/></text:span><text:span text:style-name="T274">if (strlen(buff) != write(fifo,buff,strlen(buff)))</text:span></text:p>
            <text:p text:style-name="P275"><text:span text:style-name="T276"><text:tab/><text:s text:c="4"/></text:span><text:span text:style-name="T277"><text:tab/></text:span><text:span text:style-name="T278">perror("blad zapisu do fifo");</text:span></text:p>
            <text:p text:style-name="P279"><text:span text:style-name="T280"><text:tab/></text:span><text:span text:style-name="T281">exit(0); <text:s text:c="3"/></text:span></text:p>
            <text:p text:style-name="P282"><text:span text:style-name="T283">}</text:span></text:p>
          </table:table-cell>
        </table:table-row>
      </table:table>
      <text:p text:style-name="P284"/>
      <table:table table:style-name="Table285">
        <table:table-columns>
          <table:table-column table:style-name="TableColumn286"/>
        </table:table-columns>
        <table:table-row table:style-name="TableRow287">
          <table:table-cell table:style-name="TableCell288">
            <text:p text:style-name="Normalny"><text:span text:style-name="T289">#include &lt;sys/types.h&gt;</text:span></text:p>
            <text:p text:style-name="Normalny"><text:span text:style-name="T290">#include &lt;sys/stat.h&gt;</text:span></text:p>
            <text:p text:style-name="Normalny"><text:span text:style-name="T291">#include &lt;fcntl.h&gt;</text:span></text:p>
            <text:p text:style-name="Normalny"><text:span text:style-name="T292">#include &lt;stdio.h&gt;</text:span></text:p>
            <text:p text:style-name="Normalny"><text:span text:style-name="T293">#include &lt;string.h&gt;</text:span></text:p>
            <text:p text:style-name="Normalny"><text:span text:style-name="T294">#include &lt;errno.h&gt;</text:span></text:p>
            <text:p text:style-name="Normalny"><text:span text:style-name="T295">#include &lt;stdlib.h&gt;</text:span></text:p>
            <text:p text:style-name="P296"/>
            <text:p text:style-name="Normalny"><text:span text:style-name="T297">extern int errno;</text:span></text:p>
            <text:p text:style-name="P298"/>
            <text:p text:style-name="Normalny"><text:span text:style-name="T299">#define FIFO1 "/tmp/fifo.1"</text:span></text:p>
            <text:p text:style-name="P300"/>
            <text:p text:style-name="Normalny"><text:span text:style-name="T301">int main(){</text:span></text:p>
            <text:p text:style-name="Normalny"><text:span text:style-name="T302"><text:tab/>char buff[24];</text:span></text:p>
            <text:p text:style-name="Normalny"><text:span text:style-name="T303"><text:tab/>int fifo;</text:span></text:p>
            <text:p text:style-name="Normalny"><text:span text:style-name="T304"><text:tab/>if ((fifo = open(FIFO1, O_RDONLY | O_NDELAY)) &lt; 0)</text:span></text:p>
            <text:p text:style-name="Normalny"><text:span text:style-name="T305"><text:tab/><text:s text:c="4"/></text:span><text:span text:style-name="T306">perror("nie moze otworzyc fifo1 do czytania");</text:span></text:p>
            <text:p text:style-name="Normalny"><text:span text:style-name="T307"><text:tab/></text:span><text:span text:style-name="T308">if (read(fifo,buff,strlen(buff)) &gt; 0)</text:span></text:p>
            <text:p text:style-name="Normalny"><text:span text:style-name="T309"><text:tab/><text:s text:c="4"/>write(1, buff, strlen(buff));</text:span></text:p>
            <text:p text:style-name="P310"/>
            <text:p text:style-name="Normalny"><text:span text:style-name="T311"><text:tab/>unlink(FIFO1);</text:span></text:p>
            <text:p text:style-name="P312"/>
            <text:p text:style-name="Normalny"><text:span text:style-name="T313"><text:tab/></text:span><text:span text:style-name="T314">exit(0); <text:s text:c="3"/></text:span></text:p>
            <text:p text:style-name="Normalny"><text:span text:style-name="T315">}</text:span></text:p>
          </table:table-cell>
        </table:table-row>
      </table:table>
      <text:p text:style-name="P316"/>
      <text:p text:style-name="P317"/>
      <text:p text:style-name="Normalny"><text:span text:style-name="T318">5. Komunikator</text:span></text:p>
      <text:list text:style-name="LFO8" text:continue-numbering="true">
        <text:list-item>
          <text:p text:style-name="P319"><text:span text:style-name="T320">Stworzyć prosty komunikator:</text:span></text:p>
        </text:list-item>
        <text:list-item>
          <text:p text:style-name="P321"><text:span text:style-name="T322">dwa osobne programy</text:span></text:p>
        </text:list-item>
        <text:list-item>
          <text:p text:style-name="P323"><text:span text:style-name="T324">dwa<text:s/></text:span><text:span text:style-name="T325">terminale</text:span></text:p>
        </text:list-item>
        <text:list-item>
          <text:p text:style-name="P326"><text:span text:style-name="T327">komunikacja w obie strony (2 kolejki potrzebne)</text:span></text:p>
        </text:list-item>
        <text:list-item>
          <text:p text:style-name="P328"><text:span text:style-name="T329">po naciśnięciu ctrl+c w jednym z terminali program powinien się kończyć w obu (sprzątając kolejki i kończąc procesy)</text:span></text:p>
        </text:list-item>
        <text:list-item>
          <text:p text:style-name="P330"><text:span text:style-name="T331">W wersji podstawowej - na przemian to na jednym to na drugim terminalu piszemy te</text:span><text:span text:style-name="T332">kst, który powinien pojawiać się na terminalu odbierającym.</text:span></text:p>
        </text:list-item>
        <text:list-item>
          <text:p text:style-name="P333"><text:span text:style-name="T334">W wersji rozszerzonej - stworzyć dwa osobne procesy, jeden proces odpowiedzialny za odbieranie drugi za wysyłanie. Wtedy wysyłanie i odbieranie będzie niezależne</text:span></text:p>
        </text:list-item>
      </text:list>
      <text:p text:style-name="P335"/>
      <table:table table:style-name="Table336">
        <table:table-columns>
          <table:table-column table:style-name="TableColumn337"/>
        </table:table-columns>
        <table:table-row table:style-name="TableRow338">
          <table:table-cell table:style-name="TableCell339">
            <text:p text:style-name="Normalny"><text:span text:style-name="T340">#include &lt;sys/types.h&gt;</text:span></text:p>
            <text:p text:style-name="Normalny"><text:span text:style-name="T341">#include &lt;sys/stat.h&gt;</text:span></text:p>
            <text:p text:style-name="Normalny"><text:span text:style-name="T342">#include &lt;fcntl.h&gt;</text:span></text:p>
            <text:p text:style-name="Normalny"><text:span text:style-name="T343">#include &lt;stdio.h&gt;</text:span></text:p>
            <text:p text:style-name="Normalny"><text:span text:style-name="T344">#include &lt;string.h&gt;</text:span></text:p>
            <text:p text:style-name="Normalny"><text:span text:style-name="T345">#include &lt;errno.h&gt;</text:span></text:p>
            <text:p text:style-name="Normalny"><text:span text:style-name="T346">#include &lt;stdlib.h&gt;</text:span></text:p>
            <text:p text:style-name="P347"/>
            <text:p text:style-name="Normalny"><text:span text:style-name="T348">extern int errno;</text:span></text:p>
            <text:p text:style-name="Normalny"><text:span text:style-name="T349">char buff[100], buff2[100];</text:span></text:p>
            <text:p text:style-name="Normalny"><text:span text:style-name="T350">int fifo1, fifo2, mk1, mk2, pid;</text:span></text:p>
            <text:p text:style-name="P351"/>
            <text:p text:style-name="Normalny"><text:span text:style-name="T352">#define FIFO1 "/tmp/zad51"</text:span></text:p>
            <text:p text:style-name="Normalny"><text:span text:style-name="T353">#define FIFO2 "/tmp/zad52"</text:span></text:p>
            <text:p text:style-name="P354"/>
            <text:p text:style-name="Normalny"><text:span text:style-name="T355">int main(){</text:span></text:p>
            <text:p text:style-name="Normalny"><text:span text:style-name="T356"><text:tab/>if((mk1 = mknod(FIFO1, 0666 | S_IFIFO, 0)) &lt; 0)</text:span></text:p>
            <text:p text:style-name="Normalny"><text:span text:style-name="T357"><text:tab/></text:span><text:span text:style-name="T358"><text:tab/>perror("blad tworzenia fifo1");</text:span></text:p>
            <text:p text:style-name="Normalny"><text:span text:style-name="T359"><text:tab/>else</text:span></text:p>
            <text:p text:style-name="Normalny"><text:span text:style-name="T360"><text:tab/></text:span><text:span text:style-name="T361"><text:tab/>printf("stworzono fifo1\n");</text:span></text:p>
            <text:p text:style-name="P362"/>
            <text:p text:style-name="Normalny"><text:span text:style-name="T363"><text:tab/>if((mk2 = mknod(FIFO2, 0666 | S_IFIFO, 0)) &lt; 0)</text:span></text:p>
            <text:p text:style-name="Normalny"><text:span text:style-name="T364"><text:tab/></text:span><text:span text:style-name="T365"><text:tab/>perror("blad tworzenia fifo2");</text:span></text:p>
            <text:p text:style-name="Normalny"><text:span text:style-name="T366"><text:tab/>else</text:span></text:p>
            <text:p text:style-name="Normalny"><text:span text:style-name="T367"><text:tab/></text:span><text:span text:style-name="T368"><text:tab/>printf("stworzono fifo2\n");</text:span></text:p>
            <text:p text:style-name="P369"/>
            <text:p text:style-name="Normalny"><text:span text:style-name="T370"><text:tab/>if((pid = fork()) == -1){</text:span></text:p>
            <text:p text:style-name="Normalny"><text:span text:style-name="T371"><text:tab/></text:span><text:span text:style-name="T372"><text:tab/>perror("blad fork");</text:span></text:p>
            <text:p text:style-name="Normalny"><text:span text:style-name="T373"><text:tab/>} else {</text:span></text:p>
            <text:p text:style-name="Normalny"><text:span text:style-name="T374"><text:tab/></text:span><text:span text:style-name="T375"><text:tab/>if(pid == 0){</text:span></text:p>
            <text:p text:style-name="Normalny"><text:span text:style-name="T376"><text:tab/></text:span><text:span text:style-name="T377"><text:tab/></text:span><text:span text:style-name="T378"><text:tab/>if ((fifo1 = open(FIFO1, O_RDONLY)) &lt; 0)</text:span></text:p>
            <text:p text:style-name="Normalny"><text:span text:style-name="T379"><text:tab/><text:s text:c="4"/></text:span><text:span text:style-name="T380"><text:tab/></text:span><text:span text:style-name="T381"><text:tab/></text:span><text:span text:style-name="T382"><text:tab/></text:span><text:span text:style-name="T383">perror("nie moze otworzyc fifo1 do odczytu");</text:span></text:p>
            <text:p text:style-name="P384"/>
            <text:p text:style-name="Normalny"><text:span text:style-name="T385"><text:tab/></text:span><text:span text:style-name="T386"><text:tab/></text:span><text:span text:style-name="T387"><text:tab/></text:span><text:span text:style-name="T388">while(1){</text:span><text:span text:style-name="T389"><text:tab/></text:span><text:span text:style-name="T390"><text:tab/></text:span></text:p>
            <text:p text:style-name="Normalny"><text:span text:style-name="T391"><text:tab/></text:span><text:span text:style-name="T392"><text:tab/></text:span><text:span text:style-name="T393"><text:tab/></text:span><text:span text:style-name="T394"><text:tab/>memset(buff, 0, sizeof(buff));</text:span></text:p>
            <text:p text:style-name="Normalny"><text:span text:style-name="T395"><text:tab/></text:span></text:p>
            <text:p text:style-name="Normalny"><text:span text:style-name="T396"><text:tab/></text:span><text:span text:style-name="T397"><text:tab/></text:span><text:span text:style-name="T398"><text:tab/></text:span><text:span text:style-name="T399"><text:tab/>while(read(fifo1, buff, sizeof(buff)) &gt; 0)</text:span></text:p>
            <text:p text:style-name="Normalny"><text:span text:style-name="T400"><text:tab/></text:span><text:span text:style-name="T401"><text:tab/></text:span><text:span text:style-name="T402"><text:tab/></text:span><text:span text:style-name="T403"><text:tab/></text:span><text:span text:style-name="T404"><text:tab/>printf("Program 2: %s\n", buff);</text:span></text:p>
            <text:p text:style-name="Normalny"><text:span text:style-name="T405"><text:tab/></text:span><text:span text:style-name="T406"><text:tab/></text:span><text:span text:style-name="T407"><text:tab/>}</text:span></text:p>
            <text:p text:style-name="Normalny"><text:span text:style-name="T408"><text:tab/></text:span><text:span text:style-name="T409"><text:tab/>} else {</text:span></text:p>
            <text:p text:style-name="Normalny"><text:span text:style-name="T410"><text:tab/></text:span><text:span text:style-name="T411"><text:tab/></text:span><text:span text:style-name="T412"><text:tab/>if ((fifo2 = open(FIFO2, O_WRONLY)) &lt; 0)</text:span></text:p>
            <text:p text:style-name="Normalny"><text:span text:style-name="T413"><text:tab/><text:s text:c="4"/></text:span><text:span text:style-name="T414"><text:tab/></text:span><text:span text:style-name="T415"><text:tab/></text:span><text:span text:style-name="T416"><text:tab/></text:span><text:span text:style-name="T417">perror("nie moze otworzyc fifo2 do zapisu");</text:span></text:p>
            <text:p text:style-name="P418"/>
            <text:p text:style-name="Normalny"><text:span text:style-name="T419"><text:tab/></text:span><text:span text:style-name="T420"><text:tab/></text:span><text:span text:style-name="T421"><text:tab/></text:span><text:span text:style-name="T422">while(1){</text:span><text:span text:style-name="T423"><text:tab/></text:span></text:p>
            <text:p text:style-name="Normalny"><text:span text:style-name="T424"><text:tab/></text:span><text:span text:style-name="T425"><text:tab/></text:span><text:span text:style-name="T426"><text:tab/></text:span><text:span text:style-name="T427"><text:tab/>memset(buff2, 0, sizeof(buff2));</text:span></text:p>
            <text:p text:style-name="P428"/>
            <text:p text:style-name="Normalny"><text:span text:style-name="T429"><text:tab/></text:span><text:span text:style-name="T430"><text:tab/></text:span><text:span text:style-name="T431"><text:tab/></text:span><text:span text:style-name="T432"><text:tab/>scanf("%s", buff2);</text:span></text:p>
            <text:p text:style-name="P433"/>
            <text:p text:style-name="Normalny"><text:span text:style-name="T434"><text:tab/></text:span><text:span text:style-name="T435"><text:tab/></text:span><text:span text:style-name="T436"><text:tab/></text:span><text:span text:style-name="T437"><text:tab/>if(write(fifo2, buff2, strlen(buff2)) != strlen(buff2))</text:span></text:p>
            <text:p text:style-name="Normalny"><text:span text:style-name="T438"><text:tab/></text:span><text:span text:style-name="T439"><text:tab/></text:span><text:span text:style-name="T440"><text:tab/></text:span><text:span text:style-name="T441"><text:tab/></text:span><text:span text:style-name="T442"><text:tab/></text:span><text:span text:style-name="T443">perror("blad zapisu do fifo2\n");</text:span></text:p>
            <text:p text:style-name="Normalny"><text:span text:style-name="T444"><text:tab/></text:span><text:span text:style-name="T445"><text:tab/></text:span><text:span text:style-name="T446"><text:tab/></text:span><text:span text:style-name="T447">}</text:span></text:p>
            <text:p text:style-name="Normalny"><text:span text:style-name="T448"><text:tab/></text:span><text:span text:style-name="T449"><text:tab/>}</text:span></text:p>
            <text:p text:style-name="Normalny"><text:span text:style-name="T450"><text:tab/>}</text:span></text:p>
            <text:p text:style-name="P451"/>
            <text:p text:style-name="Normalny"><text:span text:style-name="T452"><text:tab/></text:span></text:p>
            <text:p text:style-name="Normalny"><text:span text:style-name="T453"><text:tab/>exit(0); <text:s text:c="3"/></text:span></text:p>
            <text:p text:style-name="Normalny"><text:span text:style-name="T454">}</text:span></text:p>
            <text:p text:style-name="P455"/>
          </table:table-cell>
        </table:table-row>
      </table:table>
      <text:p text:style-name="P456"/>
      <table:table table:style-name="Table457">
        <table:table-columns>
          <table:table-column table:style-name="TableColumn458"/>
        </table:table-columns>
        <table:table-row table:style-name="TableRow459">
          <table:table-cell table:style-name="TableCell460">
            <text:p text:style-name="P461"><text:span text:style-name="T462">#include &lt;sys/types.h&gt;</text:span></text:p>
            <text:p text:style-name="P463"><text:span text:style-name="T464">#include &lt;sys/stat.h&gt;</text:span></text:p>
            <text:p text:style-name="P465"><text:span text:style-name="T466">#include &lt;fcntl.h&gt;</text:span></text:p>
            <text:p text:style-name="P467"><text:span text:style-name="T468">#include &lt;stdio.h&gt;</text:span></text:p>
            <text:p text:style-name="P469"><text:span text:style-name="T470">#include &lt;string.h&gt;</text:span></text:p>
            <text:p text:style-name="P471"><text:span text:style-name="T472">#include &lt;errno.h&gt;</text:span></text:p>
            <text:p text:style-name="P473"><text:span text:style-name="T474">#include &lt;stdlib.h&gt;</text:span></text:p>
            <text:soft-page-break/>
            <text:p text:style-name="P475"><text:span text:style-name="T476">#include &lt;signal.h&gt;</text:span></text:p>
            <text:p text:style-name="P477"/>
            <text:p text:style-name="P478"><text:span text:style-name="T479">extern int errno;</text:span></text:p>
            <text:p text:style-name="P480"><text:span text:style-name="T481">char buff[100], buff2[100];</text:span></text:p>
            <text:p text:style-name="P482"><text:span text:style-name="T483">int fifo1, fifo2, mk1, mk2, pid;</text:span></text:p>
            <text:p text:style-name="P484"/>
            <text:p text:style-name="P485"><text:span text:style-name="T486">#define FIFO1 "/tmp/zad51"</text:span></text:p>
            <text:p text:style-name="P487"><text:span text:style-name="T488">#define FIFO2 "/tmp/zad52"</text:span></text:p>
            <text:p text:style-name="P489"/>
            <text:p text:style-name="P490"><text:span text:style-name="T491">void siginthandler(int nr){</text:span></text:p>
            <text:p text:style-name="P492"><text:span text:style-name="T493"><text:tab/>unlink(FIFO1);</text:span></text:p>
            <text:p text:style-name="P494"><text:span text:style-name="T495"><text:tab/>unlink(FIFO2);</text:span></text:p>
            <text:p text:style-name="P496"><text:span text:style-name="T497"><text:tab/>exit(0);</text:span></text:p>
            <text:p text:style-name="P498"><text:span text:style-name="T499">}</text:span></text:p>
            <text:p text:style-name="P500"/>
            <text:p text:style-name="P501"><text:span text:style-name="T502">int main(){</text:span></text:p>
            <text:p text:style-name="P503"><text:span text:style-name="T504"><text:tab/>signal(SIGINT, siginthandler);</text:span></text:p>
            <text:p text:style-name="P505"/>
            <text:p text:style-name="P506"><text:span text:style-name="T507"><text:tab/>if((pid = fork()) == -1){</text:span></text:p>
            <text:p text:style-name="P508"><text:span text:style-name="T509"><text:tab/></text:span><text:span text:style-name="T510"><text:tab/>perror("blad fork");</text:span></text:p>
            <text:p text:style-name="P511"><text:span text:style-name="T512"><text:tab/>} else {</text:span></text:p>
            <text:p text:style-name="P513"><text:span text:style-name="T514"><text:tab/></text:span><text:span text:style-name="T515"><text:tab/>if(pid == 0){</text:span></text:p>
            <text:p text:style-name="P516"><text:span text:style-name="T517"><text:tab/></text:span><text:span text:style-name="T518"><text:tab/></text:span><text:span text:style-name="T519"><text:tab/>if ((fifo2 = open(FIFO2, O_RDONLY)) &lt; 0)</text:span></text:p>
            <text:p text:style-name="P520"><text:span text:style-name="T521"><text:tab/><text:s text:c="4"/></text:span><text:span text:style-name="T522"><text:tab/></text:span><text:span text:style-name="T523"><text:tab/></text:span><text:span text:style-name="T524"><text:tab/></text:span><text:span text:style-name="T525">perror("nie moze otworzyc fifo2 do odczytu");</text:span></text:p>
            <text:p text:style-name="P526"><text:span text:style-name="T527"><text:tab/></text:span><text:span text:style-name="T528"><text:tab/></text:span><text:span text:style-name="T529"><text:tab/></text:span></text:p>
            <text:p text:style-name="P530"><text:span text:style-name="T531"><text:tab/></text:span><text:span text:style-name="T532"><text:tab/></text:span><text:span text:style-name="T533"><text:tab/></text:span><text:span text:style-name="T534">while(1){</text:span></text:p>
            <text:p text:style-name="P535"><text:span text:style-name="T536"><text:tab/></text:span><text:span text:style-name="T537"><text:tab/></text:span><text:span text:style-name="T538"><text:tab/></text:span><text:span text:style-name="T539"><text:tab/>memset(buff, 0, sizeof(buff));</text:span></text:p>
            <text:p text:style-name="P540"/>
            <text:p text:style-name="P541"><text:span text:style-name="T542"><text:tab/></text:span><text:span text:style-name="T543"><text:tab/></text:span><text:span text:style-name="T544"><text:tab/></text:span><text:span text:style-name="T545"><text:tab/>while(read(fifo2, buff, sizeof(buff)) &gt; 0)</text:span></text:p>
            <text:p text:style-name="P546"><text:span text:style-name="T547"><text:tab/></text:span><text:span text:style-name="T548"><text:tab/></text:span><text:span text:style-name="T549"><text:tab/></text:span><text:span text:style-name="T550"><text:tab/></text:span><text:span text:style-name="T551"><text:tab/>printf("Program 1: %s\n", buff);</text:span></text:p>
            <text:p text:style-name="P552"><text:span text:style-name="T553"><text:tab/></text:span><text:span text:style-name="T554"><text:tab/></text:span><text:span text:style-name="T555"><text:tab/>}</text:span></text:p>
            <text:p text:style-name="P556"><text:span text:style-name="T557"><text:tab/></text:span><text:span text:style-name="T558"><text:tab/>} else {</text:span></text:p>
            <text:p text:style-name="P559"><text:span text:style-name="T560"><text:tab/></text:span><text:span text:style-name="T561"><text:tab/></text:span><text:span text:style-name="T562"><text:tab/>if ((fifo1 = open(FIFO1, O_WRONLY)) &lt; 0)</text:span></text:p>
            <text:p text:style-name="P563"><text:span text:style-name="T564"><text:tab/><text:s text:c="4"/></text:span><text:span text:style-name="T565"><text:tab/></text:span><text:span text:style-name="T566"><text:tab/></text:span><text:span text:style-name="T567"><text:tab/></text:span><text:span text:style-name="T568">perror("nie moze otworzyc fifo1 do zapisu");</text:span></text:p>
            <text:p text:style-name="P569"/>
            <text:p text:style-name="P570"><text:span text:style-name="T571"><text:tab/></text:span><text:span text:style-name="T572"><text:tab/></text:span><text:span text:style-name="T573"><text:tab/></text:span><text:span text:style-name="T574">while(1){</text:span><text:span text:style-name="T575"><text:tab/></text:span><text:span text:style-name="T576"><text:tab/></text:span></text:p>
            <text:p text:style-name="P577"><text:span text:style-name="T578"><text:tab/></text:span><text:span text:style-name="T579"><text:tab/></text:span><text:span text:style-name="T580"><text:tab/></text:span><text:span text:style-name="T581"><text:tab/>memset(buff2, 0, sizeof(buff2));</text:span></text:p>
            <text:p text:style-name="P582"><text:span text:style-name="T583"><text:tab/></text:span><text:span text:style-name="T584"><text:tab/></text:span><text:span text:style-name="T585"><text:tab/></text:span><text:span text:style-name="T586"><text:tab/>scanf("%s", buff2);</text:span></text:p>
            <text:p text:style-name="P587"/>
            <text:p text:style-name="P588"><text:span text:style-name="T589"><text:tab/></text:span><text:span text:style-name="T590"><text:tab/></text:span><text:span text:style-name="T591"><text:tab/></text:span><text:span text:style-name="T592"><text:tab/>if(write(fifo1, buff2, strlen(buff2)) != strlen(buff2))</text:span></text:p>
            <text:p text:style-name="P593"><text:span text:style-name="T594"><text:tab/></text:span><text:span text:style-name="T595"><text:tab/></text:span><text:span text:style-name="T596"><text:tab/></text:span><text:span text:style-name="T597"><text:tab/></text:span><text:span text:style-name="T598"><text:tab/></text:span><text:span text:style-name="T599">perror("blad zapisu do fifo1\n");</text:span></text:p>
            <text:p text:style-name="P600"><text:span text:style-name="T601"><text:tab/></text:span><text:span text:style-name="T602"><text:tab/></text:span><text:span text:style-name="T603"><text:tab/>}</text:span></text:p>
            <text:p text:style-name="P604"><text:span text:style-name="T605"><text:tab/></text:span><text:span text:style-name="T606"><text:tab/>}</text:span></text:p>
            <text:p text:style-name="P607"><text:span text:style-name="T608"><text:tab/>}</text:span></text:p>
            <text:p text:style-name="P609"/>
            <text:p text:style-name="P610"><text:span text:style-name="T611"><text:tab/></text:span></text:p>
            <text:p text:style-name="P612"><text:span text:style-name="T613"><text:tab/>exit(0); <text:s text:c="3"/></text:span></text:p>
            <text:p text:style-name="P614"><text:span text:style-name="T615">}</text:span></text:p>
            <text:p text:style-name="P616"/>
          </table:table-cell>
        </table:table-row>
      </table:table>
      <text:p text:style-name="P617"/>
      <text:p text:style-name="P618"/>
      <text:p text:style-name="Normalny"><text:span text:style-name="T619">6. Wnioski</text:span></text:p>
      <text:p text:style-name="P620"><text:span text:style-name="T621">Laboratorium pozwoliło na zapoznanie się z możliwościami współpracy między procesami za pomocą łącza<text:s/></text:span><text:span text:style-name="T622"><text:tab/>nazwanego (kolejki FIFO).<text:s/></text:span><text:span text:style-name="T623">Ważne jest to że dzięki zasadzie działania kolejek FIFO można było kom</text:span><text:span text:style-name="T624">unikować się<text:s/></text:span><text:span text:style-name="T625"><text:tab/>między niespokrewnionymi procesami, czego nie można było wykonać w przypadku łącz PIPE.</text:span></text:p>
      <text:p text:style-name="P6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.3131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.5631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Kamil</dc:creator>
    <meta:creation-date>2015-11-10T18:14:00Z</meta:creation-date>
    <dc:date>2015-11-10T18:18:00Z</dc:date>
    <meta:template xlink:href="Normal.dotm" xlink:type="simple"/>
    <meta:editing-cycles>2</meta:editing-cycles>
    <meta:editing-duration>PT240S</meta:editing-duration>
    <meta:document-statistic meta:page-count="5" meta:paragraph-count="16" meta:word-count="1204" meta:character-count="8413" meta:row-count="60" meta:non-whitespace-character-count="7225"/>
  </office:meta>
</office:document-meta>
</file>